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2" style:family="paragraph" style:parent-style-name="Preformatted_20_Text">
      <style:paragraph-properties fo:line-height="150%" fo:text-align="justify" style:justify-single-word="false"/>
      <style:text-properties style:font-name="Times New Roman" fo:font-size="12pt" officeooo:paragraph-rsid="00203301" style:font-size-asian="12pt" style:font-size-complex="12pt"/>
    </style:style>
    <style:style style:name="P3" style:family="paragraph" style:parent-style-name="Preformatted_20_Text">
      <style:paragraph-properties fo:line-height="150%" fo:text-align="justify" style:justify-single-word="false"/>
      <style:text-properties style:font-name="Times New Roman" fo:font-size="12pt" officeooo:paragraph-rsid="00305a09" style:font-size-asian="12pt" style:font-size-complex="12pt"/>
    </style:style>
    <style:style style:name="P4" style:family="paragraph" style:parent-style-name="Preformatted_20_Text">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Preformatted_20_Text">
      <style:paragraph-properties fo:line-height="150%" fo:text-align="justify" style:justify-single-word="false"/>
      <style:text-properties style:font-name="Times New Roman" fo:font-size="12pt" fo:font-weight="bold" officeooo:paragraph-rsid="00203301" style:font-size-asian="12pt" style:font-weight-asian="bold" style:font-size-complex="12pt" style:font-weight-complex="bold"/>
    </style:style>
    <style:style style:name="P6" style:family="paragraph" style:parent-style-name="Preformatted_20_Text">
      <style:paragraph-properties fo:line-height="150%" fo:text-align="justify" style:justify-single-word="false"/>
      <style:text-properties style:font-name="Times New Roman" fo:font-size="12pt" fo:background-color="#ffff00" style:font-size-asian="12pt" style:font-size-complex="12pt"/>
    </style:style>
    <style:style style:name="P7" style:family="paragraph" style:parent-style-name="Preformatted_20_Text">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style:text-properties fo:color="#c9211e" style:font-name="Times New Roman" fo:font-size="12pt" style:font-size-asian="12pt" style:font-size-complex="12pt"/>
    </style:style>
    <style:style style:name="P10" style:family="paragraph" style:parent-style-name="Preformatted_20_Text">
      <style:paragraph-properties fo:line-height="150%" fo:text-align="justify" style:justify-single-word="false"/>
      <style:text-properties fo:font-weight="bold" style:font-weight-asian="bold" style:font-weight-complex="bold"/>
    </style:style>
    <style:style style:name="P11" style:family="paragraph" style:parent-style-name="Preformatted_20_Text">
      <style:paragraph-properties fo:line-height="150%" fo:text-align="justify" style:justify-single-word="false"/>
      <style:text-properties fo:font-weight="bold" officeooo:paragraph-rsid="00203301" style:font-weight-asian="bold" style:font-weight-complex="bold"/>
    </style:style>
    <style:style style:name="P12" style:family="paragraph" style:parent-style-name="Preformatted_20_Text">
      <style:paragraph-properties fo:line-height="150%" fo:text-align="justify" style:justify-single-word="false"/>
    </style:style>
    <style:style style:name="P13"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style:font-size-asian="12pt" style:font-size-complex="12pt"/>
    </style:style>
    <style:style style:name="P14"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officeooo:paragraph-rsid="001db0b7" style:font-size-asian="12pt" style:font-size-complex="12pt"/>
    </style:style>
    <style:style style:name="P15"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officeooo:paragraph-rsid="003f2e3b" style:font-size-asian="12pt" style:font-size-complex="12pt"/>
    </style:style>
    <style:style style:name="P16"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fo:background-color="#ffff00" style:font-size-asian="12pt" style:font-size-complex="12pt"/>
    </style:style>
    <style:style style:name="P18" style:family="paragraph" style:parent-style-name="Preformatted_20_Text">
      <style:paragraph-properties fo:margin-top="0.0791in" fo:margin-bottom="0.0791in" loext:contextual-spacing="false" fo:line-height="150%" fo:text-align="justify" style:justify-single-word="false"/>
      <style:text-properties style:font-name="Times New Roman" fo:font-size="12pt" style:font-size-asian="12pt" style:font-size-complex="12pt"/>
    </style:style>
    <style:style style:name="P19" style:family="paragraph" style:parent-style-name="Preformatted_20_Text">
      <style:paragraph-properties fo:margin-top="0.0791in" fo:margin-bottom="0.0791in" loext:contextual-spacing="false" fo:line-height="150%" fo:text-align="justify" style:justify-single-word="false">
        <style:tab-stops>
          <style:tab-stop style:position="1.7484in"/>
        </style:tab-stops>
      </style:paragraph-properties>
      <style:text-properties style:font-name="Times New Roman" fo:font-size="12pt" style:font-size-asian="12pt" style:font-size-complex="12pt"/>
    </style:style>
    <style:style style:name="P20" style:family="paragraph" style:parent-style-name="Preformatted_20_Text">
      <style:paragraph-properties fo:margin-top="0.0791in" fo:margin-bottom="0.0791in" loext:contextual-spacing="false" fo:line-height="150%" fo:text-align="justify" style:justify-single-word="false"/>
      <style:text-properties style:font-name="Times New Roman" fo:font-size="12pt" officeooo:paragraph-rsid="003f2e3b" style:font-size-asian="12pt" style:font-size-complex="12pt"/>
    </style:style>
    <style:style style:name="P21" style:family="paragraph" style:parent-style-name="Preformatted_20_Text">
      <style:paragraph-properties fo:margin-top="0.0791in" fo:margin-bottom="0.0791in" loext: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top="0.0791in" fo:margin-bottom="0.0791in" loext:contextual-spacing="false" fo:line-height="150%" fo:text-align="justify" style:justify-single-word="false"/>
      <style:text-properties fo:color="#c9211e" style:font-name="Times New Roman" fo:font-size="12pt" style:font-size-asian="12pt" style:font-size-complex="12pt"/>
    </style:style>
    <style:style style:name="P23" style:family="paragraph" style:parent-style-name="Preformatted_20_Text">
      <style:paragraph-properties fo:margin-top="0.0791in" fo:margin-bottom="0.0791in" loext:contextual-spacing="false" fo:line-height="150%" fo:text-align="justify" style:justify-single-word="false"/>
      <style:text-properties fo:color="#c9211e"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margin-top="0in" fo:margin-bottom="0in" loext:contextual-spacing="false" fo:line-height="150%" fo:text-align="justify" style:justify-single-word="false"/>
      <style:text-properties style:font-name="Times New Roman" fo:font-size="12pt" style:font-size-asian="12pt" style:font-size-complex="12pt"/>
    </style:style>
    <style:style style:name="P25" style:family="paragraph" style:parent-style-name="Preformatted_20_Text">
      <style:paragraph-properties fo:margin-top="0.1583in" fo:margin-bottom="0.1583in" loext:contextual-spacing="false" fo:line-height="150%" fo:text-align="justify" style:justify-single-word="false"/>
      <style:text-properties style:font-name="Times New Roman" fo:font-size="12pt"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7" style:family="paragraph" style:parent-style-name="Text_20_body">
      <style:paragraph-properties fo:margin-top="0.0398in" fo:margin-bottom="0.1366in" loext:contextual-spacing="false" fo:line-height="150%" fo:text-align="justify" style:justify-single-word="false"/>
      <style:text-properties style:font-name="Times New Roman" fo:font-size="12pt" style:font-size-asian="12pt" style:font-size-complex="12pt"/>
    </style:style>
    <style:style style:name="P28" style:family="paragraph" style:parent-style-name="Preformatted_20_Text" style:list-style-name="L1">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29" style:family="paragraph" style:parent-style-name="Preformatted_20_Text" style:list-style-name="L4">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0" style:family="paragraph" style:parent-style-name="Preformatted_20_Text" style:list-style-name="L7">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1"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32" style:family="paragraph" style:parent-style-name="Preformatted_20_Text" style:list-style-name="L2">
      <style:paragraph-properties fo:line-height="150%" fo:text-align="justify" style:justify-single-word="false"/>
      <style:text-properties style:font-name="Times New Roman" fo:font-size="12pt" style:font-size-asian="12pt" style:font-size-complex="12pt"/>
    </style:style>
    <style:style style:name="P33" style:family="paragraph" style:parent-style-name="Preformatted_20_Text" style:list-style-name="L3">
      <style:paragraph-properties fo:line-height="150%" fo:text-align="justify" style:justify-single-word="false"/>
      <style:text-properties style:font-name="Times New Roman" fo:font-size="12pt" style:font-size-asian="12pt" style:font-size-complex="12pt"/>
    </style:style>
    <style:style style:name="P34" style:family="paragraph" style:parent-style-name="Preformatted_20_Text" style:list-style-name="L5">
      <style:paragraph-properties fo:line-height="150%" fo:text-align="justify" style:justify-single-word="false"/>
      <style:text-properties style:font-name="Times New Roman" fo:font-size="12pt" style:font-size-asian="12pt" style:font-size-complex="12pt"/>
    </style:style>
    <style:style style:name="P35" style:family="paragraph" style:parent-style-name="Preformatted_20_Text" style:list-style-name="L8">
      <style:paragraph-properties fo:line-height="150%" fo:text-align="justify" style:justify-single-word="false"/>
      <style:text-properties style:font-name="Times New Roman" fo:font-size="12pt" style:font-size-asian="12pt" style:font-size-complex="12pt"/>
    </style:style>
    <style:style style:name="P36" style:family="paragraph" style:parent-style-name="Preformatted_20_Text" style:list-style-name="L10">
      <style:paragraph-properties fo:line-height="150%" fo:text-align="justify" style:justify-single-word="false"/>
      <style:text-properties style:font-name="Times New Roman" fo:font-size="12pt" style:font-size-asian="12pt" style:font-size-complex="12pt"/>
    </style:style>
    <style:style style:name="P37" style:family="paragraph" style:parent-style-name="Preformatted_20_Text" style:list-style-name="L11">
      <style:paragraph-properties fo:line-height="150%" fo:text-align="justify" style:justify-single-word="false"/>
      <style:text-properties style:font-name="Times New Roman" fo:font-size="12pt" style:font-size-asian="12pt" style:font-size-complex="12pt"/>
    </style:style>
    <style:style style:name="P38" style:family="paragraph" style:parent-style-name="Preformatted_20_Text">
      <style:paragraph-properties fo:line-height="150%" fo:text-align="justify" style:justify-single-word="false"/>
      <style:text-properties style:font-name="Times New Roman" fo:font-size="12pt" officeooo:paragraph-rsid="0048ae52" style:font-size-asian="12pt" style:font-size-complex="12pt"/>
    </style:style>
    <style:style style:name="P39" style:family="paragraph" style:parent-style-name="Preformatted_20_Text">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Preformatted_20_Text" style:list-style-name="L1">
      <style:paragraph-properties fo:line-height="150%" fo:text-align="justify" style:justify-single-word="false"/>
    </style:style>
    <style:style style:name="P41" style:family="paragraph" style:parent-style-name="Preformatted_20_Text" style:list-style-name="L1">
      <style:paragraph-properties fo:line-height="150%" fo:text-align="justify" style:justify-single-word="false"/>
      <style:text-properties officeooo:paragraph-rsid="00305a09"/>
    </style:style>
    <style:style style:name="P42" style:family="paragraph" style:parent-style-name="Preformatted_20_Text" style:list-style-name="L4">
      <style:paragraph-properties fo:line-height="150%" fo:text-align="justify" style:justify-single-word="false"/>
      <style:text-properties officeooo:paragraph-rsid="00305a09"/>
    </style:style>
    <style:style style:name="P43" style:family="paragraph" style:parent-style-name="Preformatted_20_Text" style:list-style-name="L6">
      <style:paragraph-properties fo:line-height="150%" fo:text-align="justify" style:justify-single-word="false"/>
    </style:style>
    <style:style style:name="P44" style:family="paragraph" style:parent-style-name="Preformatted_20_Text" style:list-style-name="L9">
      <style:paragraph-properties fo:line-height="150%" fo:text-align="justify" style:justify-single-word="false"/>
    </style:style>
    <style:style style:name="P45" style:family="paragraph" style:parent-style-name="Preformatted_20_Text" style:list-style-name="L12">
      <style:paragraph-properties fo:line-height="150%" fo:text-align="justify" style:justify-single-word="false"/>
    </style:style>
    <style:style style:name="P46" style:family="paragraph" style:parent-style-name="Preformatted_20_Text" style:list-style-name="L17">
      <style:paragraph-properties fo:line-height="150%" fo:text-align="justify" style:justify-single-word="false"/>
    </style:style>
    <style:style style:name="P47" style:family="paragraph" style:parent-style-name="Preformatted_20_Text" style:list-style-name="L18">
      <style:paragraph-properties fo:line-height="150%" fo:text-align="justify" style:justify-single-word="false"/>
    </style:style>
    <style:style style:name="P48" style:family="paragraph" style:parent-style-name="Preformatted_20_Text" style:list-style-name="L1">
      <style:paragraph-properties fo:margin-top="0.0398in" fo:margin-bottom="0.0398in" loext:contextual-spacing="false" fo:line-height="150%" fo:text-align="justify" style:justify-single-word="false"/>
      <style:text-properties style:font-name="Times New Roman" fo:font-size="14pt" fo:font-weight="bold" style:font-size-asian="14pt" style:font-weight-asian="bold" style:font-size-complex="14pt" style:font-weight-complex="bold"/>
    </style:style>
    <style:style style:name="P49" style:family="paragraph" style:parent-style-name="Preformatted_20_Text">
      <style:paragraph-properties fo:margin-top="0.0398in" fo:margin-bottom="0.0398in" loext:contextual-spacing="false" fo:line-height="150%" fo:text-align="justify" style:justify-single-word="false"/>
      <style:text-properties style:font-name="Times New Roman" fo:font-size="12pt" style:font-size-asian="12pt" style:font-size-complex="12pt"/>
    </style:style>
    <style:style style:name="P50" style:family="paragraph" style:parent-style-name="Preformatted_20_Text">
      <style:paragraph-properties fo:margin-top="0.0791in" fo:margin-bottom="0.0791in" loext:contextual-spacing="false" fo:line-height="150%" fo:text-align="justify" style:justify-single-word="false"/>
      <style:text-properties style:font-name="Times New Roman" fo:font-size="12pt" style:font-size-asian="12pt" style:font-size-complex="12pt"/>
    </style:style>
    <style:style style:name="P51" style:family="paragraph" style:parent-style-name="Preformatted_20_Text">
      <style:paragraph-properties fo:margin-top="0.0791in" fo:margin-bottom="0.0791in" loext: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Preformatted_20_Text">
      <style:paragraph-properties fo:margin-top="0in" fo:margin-bottom="0in" loext:contextual-spacing="false" fo:line-height="150%" fo:text-align="justify" style:justify-single-word="false"/>
      <style:text-properties style:font-name="Times New Roman" fo:font-size="12pt" style:font-size-asian="12pt" style:font-size-complex="12pt"/>
    </style:style>
    <style:style style:name="T1" style:family="text">
      <style:text-properties fo:font-size="24pt" officeooo:rsid="000920e1" style:font-size-asian="24pt" style:font-size-complex="24pt"/>
    </style:style>
    <style:style style:name="T2" style:family="text">
      <style:text-properties fo:color="#c9211e"/>
    </style:style>
    <style:style style:name="T3" style:family="text">
      <style:text-properties fo:color="#c9211e" fo:font-weight="bold" style:font-weight-asian="bold" style:font-weight-complex="bold"/>
    </style:style>
    <style:style style:name="T4" style:family="text">
      <style:text-properties fo:color="#c9211e" fo:background-color="#ffff00" loext:char-shading-value="0"/>
    </style:style>
    <style:style style:name="T5" style:family="text">
      <style:text-properties fo:color="#c9211e" style:font-name="Times New Roman" fo:font-size="12pt" style:font-size-asian="12pt" style:font-size-complex="12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1d959a" style:font-size-asian="14pt" style:font-weight-asian="bold" style:font-size-complex="14pt" style:font-weight-complex="bold"/>
    </style:style>
    <style:style style:name="T8" style:family="text">
      <style:text-properties style:font-name="Times New Roman" fo:font-size="14pt" fo:font-weight="bold" officeooo:rsid="002c402b" style:font-size-asian="14pt" style:font-weight-asian="bold" style:font-size-complex="14pt" style:font-weight-complex="bold"/>
    </style:style>
    <style:style style:name="T9" style:family="text">
      <style:text-properties style:font-name="Times New Roman" fo:font-size="14pt" fo:font-weight="bold" officeooo:rsid="0048adae" style:font-size-asian="14pt" style:font-weight-asian="bold" style:font-size-complex="14pt" style:font-weight-complex="bold"/>
    </style:style>
    <style:style style:name="T10" style:family="text">
      <style:text-properties style:font-name="Times New Roman" fo:font-size="14pt" style:font-size-asian="14pt" style:font-size-complex="14pt"/>
    </style:style>
    <style:style style:name="T11"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1f6be5" style:font-size-asian="12pt" style:font-size-complex="12pt"/>
    </style:style>
    <style:style style:name="T14" style:family="text">
      <style:text-properties style:font-name="Times New Roman" fo:font-size="12pt" officeooo:rsid="0014b0c2" style:font-name-asian="Noto Sans Mono CJK SC" style:font-size-asian="12pt" style:font-name-complex="Liberation Mono" style:font-size-complex="12pt"/>
    </style:style>
    <style:style style:name="T15" style:family="text">
      <style:text-properties style:font-name="Times New Roman" fo:font-size="12pt" officeooo:rsid="001a5f26" style:font-name-asian="Noto Sans Mono CJK SC" style:font-size-asian="12pt" style:font-name-complex="Liberation Mono" style:font-size-complex="12pt"/>
    </style:style>
    <style:style style:name="T16" style:family="text">
      <style:text-properties style:font-name="Times New Roman" fo:font-size="12pt" officeooo:rsid="00203301" style:font-name-asian="Noto Sans Mono CJK SC" style:font-size-asian="12pt" style:font-name-complex="Liberation Mono" style:font-size-complex="12pt"/>
    </style:style>
    <style:style style:name="T17" style:family="text">
      <style:text-properties style:font-name="Times New Roman" fo:font-size="12pt" officeooo:rsid="0048ae52" style:font-name-asian="Noto Sans Mono CJK SC" style:font-size-asian="12pt" style:font-name-complex="Liberation Mono" style:font-size-complex="12pt"/>
    </style:style>
    <style:style style:name="T18" style:family="text">
      <style:text-properties style:font-name="Times New Roman" fo:font-size="12pt" fo:font-weight="bold" style:font-size-asian="12pt" style:font-weight-asian="bold" style:font-size-complex="12pt" style:font-weight-complex="bold"/>
    </style:style>
    <style:style style:name="T19" style:family="text">
      <style:text-properties style:font-name="Times New Roman" fo:font-size="12pt" fo:font-weight="bold" officeooo:rsid="003b7673" style:font-size-asian="12pt" style:font-weight-asian="bold" style:font-size-complex="12pt" style:font-weight-complex="bold"/>
    </style:style>
    <style:style style:name="T20" style:family="text">
      <style:text-properties style:font-name="Times New Roman" fo:font-size="12pt" fo:font-weight="bold" officeooo:rsid="003b7673" style:font-name-asian="Noto Sans Mono CJK SC" style:font-size-asian="12pt" style:font-weight-asian="bold" style:font-name-complex="Liberation Mono" style:font-size-complex="12pt" style:font-weight-complex="bold"/>
    </style:style>
    <style:style style:name="T21" style:family="text">
      <style:text-properties fo:font-weight="bold" style:font-weight-asian="bold" style:font-weight-complex="bold"/>
    </style:style>
    <style:style style:name="T22" style:family="text">
      <style:text-properties fo:font-weight="bold" officeooo:rsid="000bd696" style:font-weight-asian="bold" style:font-weight-complex="bold"/>
    </style:style>
    <style:style style:name="T23" style:family="text">
      <style:text-properties fo:font-weight="bold" officeooo:rsid="003b7673"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background-color="#ffff00" loext:char-shading-value="0"/>
    </style:style>
    <style:style style:name="T26" style:family="text">
      <style:text-properties fo:background-color="#ffff00" loext:char-shading-value="0"/>
    </style:style>
    <style:style style:name="T27" style:family="text">
      <style:text-properties fo:font-weight="normal" style:font-weight-asian="normal" style:font-weight-complex="normal"/>
    </style:style>
    <style:style style:name="T28" style:family="text">
      <style:text-properties officeooo:rsid="0014b0c2"/>
    </style:style>
    <style:style style:name="T29" style:family="text">
      <style:text-properties officeooo:rsid="00203301"/>
    </style:style>
    <style:style style:name="T30" style:family="text">
      <style:text-properties officeooo:rsid="003bf5cf"/>
    </style:style>
    <style:style style:name="T31" style:family="text">
      <style:text-properties officeooo:rsid="0047a4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5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0">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5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50">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start-value="5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start-value="50">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start-value="5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start-value="5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5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5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5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6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6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text:span text:style-name="T1">Machine Learning exam preparation.</text:span></text:p>
      <text:p text:style-name="P8"/>
      <text:list xml:id="list898574415" text:style-name="L1">
        <text:list-item>
          <text:p text:style-name="P28">Briefly describe what a decision tree is and how to build one.</text:p>
        </text:list-item>
      </text:list>
      <text:p text:style-name="P18">A decision tree is a <text:span text:style-name="T2">flowchart-like tree structure </text:span>that is used to <text:span text:style-name="T2">make a decision or prediction</text:span> based on the <text:span text:style-name="T2">values of certain features</text:span>. It is a supervised learning algorithm that can be used for both classification and regression tasks.</text:p>
      <text:p text:style-name="P24">To build a decision tree, you first need to <text:span text:style-name="T2">select the feature</text:span> that you want to use to make the prediction. You then need to <text:span text:style-name="T2">determine the best split point</text:span> for that feature, which will be the value at which the samples are divided into two or more branches. To determine the best split point, you can use <text:span text:style-name="T2">a measure of impurity</text:span>, such as entropy or Gini index, which will tell you how "pure" the samples in each branch are. The purer the samples, the better the split.</text:p>
      <text:p text:style-name="P18">Once you have determined the best split point, you can <text:span text:style-name="T2">create two new branches in the decision tree</text:span>, one for samples with values less than the split point and one for samples with values greater than or equal to the split point. You can then <text:span text:style-name="T2">repeat this process for each branch</text:span>, continuing to split the data <text:span text:style-name="T2">until you have reached the desired level of purity</text:span> or until you have reached a <text:span text:style-name="T2">stopping condition</text:span>, such as a minimum number of samples per leaf or a maximum depth for the tree.</text:p>
      <text:p text:style-name="P13">Decision trees can be very <text:span text:style-name="T2">useful for understanding the relationships between different features</text:span> and making predictions based on those relationships. However, they can also be<text:span text:style-name="T2"> prone to overfitting</text:span>, so it is important to <text:span text:style-name="T2">carefully tune the parameters</text:span> of the decision tree and to <text:span text:style-name="T2">validate its performance on a separate test set</text:span>.</text:p>
      <text:p text:style-name="P1"/>
      <text:list xml:id="list154436471380075" text:continue-numbering="true" text:style-name="L1">
        <text:list-item>
          <text:p text:style-name="P28">How to split the variables inside a tree?</text:p>
        </text:list-item>
      </text:list>
      <text:p text:style-name="P25">To split the variables inside a decision tree, you need to <text:span text:style-name="T2">determine the best split point</text:span> for each variable. The split point is the value at which the samples are divided into two or more branches. To determine the best split point, you can use a <text:span text:style-name="T2">measure of impurity, such as entropy or Gini index</text:span>, which will tell you how "pure" the samples in each branch are. The purer the samples, the better the split.</text:p>
      <text:p text:style-name="P1">To determine the best split point for a given variable, you can evaluate the impurity at each possible split point and <text:span text:style-name="T2">choose the split point that results in the lowest impurity</text:span>. For example, if you are building a decision tree for a classification task, you can calculate the Gini index at each possible split point and choose the split point that results in the lowest Gini index.</text:p>
      <text:p text:style-name="P1"><text:soft-page-break/></text:p>
      <text:p text:style-name="P1">Once you have determined the best split point for a given variable, you can <text:span text:style-name="T2">create two new branches in the decision tree, one for samples with values less than the split point and one for samples with values greater than or equal to the split point.</text:span> You can then repeat this process for each variable, continuing to split the data until you have reached the desired level of purity or until you have reached a <text:span text:style-name="T2">stopping condition, such as a minimum number of samples per leaf or a maximum depth for the tree</text:span>.</text:p>
      <text:p text:style-name="P1"/>
      <text:list xml:id="list154436564317362" text:continue-numbering="true" text:style-name="L1">
        <text:list-item>
          <text:p text:style-name="P28">What is “node impurity” in classification/regression problems?</text:p>
        </text:list-item>
      </text:list>
      <text:p text:style-name="P13">In classification and regression problems, node impurity refers to the <text:span text:style-name="T2">degree of mixture or uncertainty in the samples at a given node</text:span> in a decision tree. <text:span text:style-name="T2">A node is considered pure if all of the samples at that node belong to the same class or have the same target value</text:span>. On the other hand, a node is considered impure if the samples at that node belong to multiple classes or have a range of target values.</text:p>
      <text:p text:style-name="P1">There are several measures of impurity that can be used <text:span text:style-name="T2">to evaluate the purity</text:span> of a node in a decision tree, including <text:span text:style-name="T2">entropy, Gini index, and classification error</text:span>. These measures are used to determine the best split point for each variable when building the tree, with the goal of creating purer nodes as you go deeper into the tree.</text:p>
      <text:p text:style-name="P1">For example, in a classification problem, you might use the Gini index to evaluate the impurity of a node. The Gini index is calculated as follows: <text:span text:style-name="T21">Gini index = 1 - ∑(p(i))^2, </text:span>where <text:span text:style-name="T21">p(i)</text:span> is the <text:span text:style-name="T21">proportion of samples</text:span> belonging to class i at the node.</text:p>
      <text:p text:style-name="P1"><text:span text:style-name="T2">A node with a Gini index of 0 is considered pure, while a node with a higher Gini index is considered more impure</text:span>. <text:span text:style-name="T21">When building a decision tree, you would aim to choose split points that result in nodes with the lowest possible Gini index.</text:span></text:p>
      <text:p text:style-name="P1"/>
      <text:list xml:id="list154435580256513" text:continue-numbering="true" text:style-name="L1">
        <text:list-item>
          <text:p text:style-name="P28">What are the parameters kmin and dmax in a tree?</text:p>
        </text:list-item>
      </text:list>
      <text:p text:style-name="P18">In a decision tree, the parameters kmin and dmax refer to <text:span text:style-name="T2">the minimum number of samples required to form a leaf node (kmin) and the maximum depth of the tree (dmax)</text:span>.</text:p>
      <text:p text:style-name="P1"><text:span text:style-name="T2">The kmin parameter is used to control the size of the leaf nodes</text:span> in the tree. <text:span text:style-name="T21">A leaf node is a terminal node in the tree that does not have any children</text:span>. In general, a larger kmin value will result in smaller leaf nodes, while a smaller kmin value will result in larger leaf nodes. <text:span text:style-name="T21">Setting a large kmin value can help to prevent overfitting</text:span>, as it requires a larger number of samples to form a leaf node, which can make the tree more generalizable to new data.</text:p>
      <text:p text:style-name="P1"/>
      <text:p text:style-name="P1"><text:soft-page-break/>The dmax parameter is used to control the depth of the tree. <text:span text:style-name="T2">The depth of a tree is the number of levels from the root node to the farthest leaf node</text:span>. A larger dmax value will result in a deeper tree, while a smaller dmax value will result in a shallower tree. <text:span text:style-name="T21">Setting a small dmax value can help to prevent overfitting</text:span>, as it limits the complexity of the tree and the number of splits that can be made.</text:p>
      <text:p text:style-name="P1">Both <text:span text:style-name="T2">kmin and dmax are hyperparameters</text:span>, which means that t<text:span text:style-name="T2">hey must be set before training</text:span> the tree and are not learned from the data. <text:span text:style-name="T21">The values of these parameters can be chosen through a process called hyperparameter tuning</text:span>, which involves training the tree with different values of kmin and dmax and selecting the values that result in the best performance on the training data.</text:p>
      <text:p text:style-name="P1"/>
      <text:list xml:id="list154434997120468" text:continue-numbering="true" text:style-name="L1">
        <text:list-item>
          <text:p text:style-name="P28">Describe two stopping criterion for tree training.</text:p>
        </text:list-item>
      </text:list>
      <text:p text:style-name="P18">There are several stopping criteria that can be used to determine when to stop training a decision tree. Here are two common stopping criteria:</text:p>
      <text:p text:style-name="P24"><text:span text:style-name="T21">Minimum number of samples per leaf:</text:span> <text:span text:style-name="T2">This criterion specifies the minimum number of samples that must be present at a leaf node</text:span> <text:span text:style-name="T2">in order for the tree to continue growing</text:span>. If the number of samples at a leaf node falls below this threshold, the tree will stop growing at that point. This criterion is controlled by the kmin parameter, which specifies the minimum number of samples required to form a leaf node.</text:p>
      <text:p text:style-name="P13"><text:span text:style-name="T21">Maximum tree depth: </text:span><text:span text:style-name="T2">This criterion specifies the maximum depth of the tree, beyond which the tree will not be allowed to grow any further</text:span>. The depth of a tree is the number of levels from the root node to the farthest leaf node. Setting a maximum tree depth can help to prevent overfitting, as it limits the complexity of the tree and the number of splits that can be made. This criterion is controlled by the dmax parameter, which specifies the maximum depth of the tree.</text:p>
      <text:p text:style-name="P13">Both of these stopping criteria are hyperparameters, which means that they must be set before training the tree and are not learned from the data. <text:span text:style-name="T21">The values of these criteria can be chosen through a process called hyperparameter tuning, which involves training the tree with different values and selecting the values that result in the best performance on the training data.</text:span></text:p>
      <text:p text:style-name="P16"/>
      <text:list xml:id="list154436477868060" text:continue-numbering="true" text:style-name="L1">
        <text:list-item>
          <text:p text:style-name="P28">Which measure to use for a split (classification)?</text:p>
        </text:list-item>
      </text:list>
      <text:p text:style-name="P13">When building a decision tree for a classification problem, you need to choose a <text:span text:style-name="T2">measure of impurity to use for evaluating the quality of a split</text:span>. The measure of impurity tells you how "pure" the samples in each branch of the tree are, with purer samples being preferred.</text:p>
      <text:p text:style-name="P9"><text:soft-page-break/>There are several measures of impurity that can be used for classification problems, including entropy, Gini index, and classification error.</text:p>
      <text:p text:style-name="P1"><text:span text:style-name="T22">The </text:span><text:span text:style-name="T21">Entropy</text:span> is a measure of the amount of uncertainty in a set of samples. It is calculated as follows: <text:span text:style-name="T21">Entropy = - ∑(p(i) * log2(p(i))), </text:span>where <text:span text:style-name="T21">p(i)</text:span> is the proportion of samples belonging to class i.</text:p>
      <text:p text:style-name="P1"><text:span text:style-name="T21">The Gini index</text:span> is another measure of impurity that can be used for classification. It is calculated as follows: <text:span text:style-name="T21">Gini index = 1 - ∑(p(i))^2, </text:span>where <text:span text:style-name="T21">p(i)</text:span> is the proportion of samples belonging to class i.</text:p>
      <text:p text:style-name="P1"><text:span text:style-name="T22">The </text:span><text:span text:style-name="T21">Classification error</text:span> is a measure of the number of misclassified samples in a set. It is calculated as follows: <text:span text:style-name="T21">Classification error = 1 – max(p(i)), </text:span>where <text:span text:style-name="T21">p(i)</text:span> is the proportion of samples belonging to class i.</text:p>
      <text:p text:style-name="P13">In general, <text:span text:style-name="T2">the choice of which measure to use for a split will depend on the specific characteristics of the data and the requirements of the application</text:span>. Some measures may be more sensitive to certain types of patterns in the data, while others may be more robust to noise. <text:span text:style-name="T2">It is often a good idea to try multiple measures and compare their performance on the training data to determine the best one for your problem</text:span>.</text:p>
      <text:p text:style-name="P13"/>
      <text:list xml:id="list154435703405066" text:continue-numbering="true" text:style-name="L1">
        <text:list-item>
          <text:p text:style-name="P48">Which measure to use for a split? (regression)?</text:p>
        </text:list-item>
      </text:list>
      <text:p text:style-name="P13">There are several measures that can be used to evaluate the quality of a split in a regression tree. Some common measures include:</text:p>
      <text:p text:style-name="P13"><text:span text:style-name="T21">Mean squared error (MSE):</text:span> This is the <text:span text:style-name="T25">average squared difference</text:span> between the predicted values and the true values. <text:span text:style-name="T2">A split that results in lower MSE is generally considered to be a better split</text:span>.</text:p>
      <text:p text:style-name="P13"><text:span text:style-name="T21">Mean absolute error (MAE):</text:span> This is the <text:span text:style-name="T25">average absolute difference </text:span>between the predicted values and the true values. <text:span text:style-name="T2">A split that results in lower MAE is generally considered to be a better split</text:span>.</text:p>
      <text:p text:style-name="P13"><text:span text:style-name="T21">R-squared:</text:span> This is a measure of <text:span text:style-name="T25">how well the model fits the data</text:span>. It takes values between 0 and 1, where 1 indicates a perfect fit. <text:span text:style-name="T2">A split that results in a higher R-squared value is generally considered to be a better split</text:span>.</text:p>
      <text:p text:style-name="P13">Ultimately, the choice of measure will depend on the specific requirements of your model and the nature of the data you are working with. It is generally a good idea to try out a few different measures and see which one works best for your particular problem.</text:p>
      <text:p text:style-name="P1"/>
      <text:list xml:id="list154435187135340" text:continue-numbering="true" text:style-name="L1">
        <text:list-item>
          <text:p text:style-name="P28">What is overfitting?</text:p>
        </text:list-item>
      </text:list>
      <text:p text:style-name="P1">Overfitting is <text:span text:style-name="T2">a phenomenon that occurs when a machine learning model is too complex for the </text:span><text:soft-page-break/><text:span text:style-name="T2">underlying data and </text:span><text:span text:style-name="T3">has learned</text:span><text:span text:style-name="T2"> </text:span><text:span text:style-name="T3">patterns that do not generalize to new data</text:span>. <text:span text:style-name="T21">As a result, the model performs well on the training data but poorly on unseen test data.</text:span></text:p>
      <text:p text:style-name="P13">Overfitting can occur in a variety of machine learning algorithms, but it is <text:span text:style-name="T2">particularly common in decision trees</text:span>. Decision trees are prone to overfitting because they can easily learn complex, non-generalizable patterns in the training data. As the tree grows deeper and more branches are added, it can become increasingly sensitive to noise in the training data, leading to poor generalization to new data.</text:p>
      <text:p text:style-name="P1"><text:span text:style-name="T21">There are several techniques that can be used to prevent or mitigate overfitting in decision trees, such as </text:span><text:span text:style-name="T24">limiting the depth of the tree</text:span><text:span text:style-name="T21">, </text:span><text:span text:style-name="T24">setting a minimum number</text:span><text:span text:style-name="T21"> of samples required at each leaf node, and </text:span><text:span text:style-name="T24">using techniques such as pruning or regularization</text:span><text:span text:style-name="T21"> to simplify the tree</text:span>. <text:span text:style-name="T21">It is also important to evaluate the model's performance on a separate test set to ensure that it is not overfitting the training data.</text:span></text:p>
      <text:p text:style-name="P1"/>
      <text:list xml:id="list154435871687421" text:continue-numbering="true" text:style-name="L1">
        <text:list-item>
          <text:p text:style-name="P28">How does a k-fold cross validation work?</text:p>
        </text:list-item>
      </text:list>
      <text:p text:style-name="P1">K-fold cross-validation is <text:span text:style-name="T2">a method used to evaluate the performance of a machine learning model by splitting the data into k folds and training the model k times</text:span>, <text:span text:style-name="T4">each time using a different fold as the test set and the remaining folds as the training set</text:span>. T<text:span text:style-name="T21">he model's performance is then evaluated by averaging the performance across all k folds</text:span>. Here is a general outline of the steps involved in k-fold cross-validation:</text:p>
      <text:p text:style-name="P1"><text:span text:style-name="T21">Split the data into k folds:</text:span> The data is split into k equal-sized folds, where k is typically chosen to be 5 or 10.</text:p>
      <text:p text:style-name="P1"><text:span text:style-name="T21">Train the model k times:</text:span> For each iteration, the model is trained on k-1 folds and tested on the remaining fold.</text:p>
      <text:p text:style-name="P1"><text:span text:style-name="T21">Evaluate the model's performance:</text:span> The model's performance is evaluated by <text:span text:style-name="T2">calculating a metric, such as accuracy or mean squared error, on the test set for each iteration</text:span>.</text:p>
      <text:p text:style-name="P1"><text:span text:style-name="T21">Average the performance across all k iterations:</text:span> The performance metric is averaged across all k iterations to obtain an overall estimate of the model's performance.</text:p>
      <text:p text:style-name="P18">K-fold cross-validation is a useful method for evaluating the performance of a machine learning model because it helps to reduce the risk of overfitting by training the model on different subsets of the data and evaluating its performance on each subset. It is also a good way to get a more robust estimate of the model's performance, as it averages the performance across multiple runs.</text:p>
      <text:p text:style-name="P1"/>
      <text:p text:style-name="P1"/>
      <text:p text:style-name="P1"/>
      <text:list xml:id="list154435025461614" text:continue-numbering="true" text:style-name="L1">
        <text:list-item>
          <text:p text:style-name="P40"><text:soft-page-break/><text:span text:style-name="T12"><text:s/></text:span><text:span text:style-name="T6">How to prevent overfitting when learning a tree?</text:span></text:p>
        </text:list-item>
      </text:list>
      <text:p text:style-name="P18">There are several ways to prevent overfitting when learning a tree-based model:</text:p>
      <text:p text:style-name="P1"><text:span text:style-name="T27">One way is to</text:span><text:span text:style-name="T21"> use a smaller tree.</text:span> This can be achieved by <text:span text:style-name="T2">limiting the maximum depth of the tree</text:span>, <text:span text:style-name="T2">or the maximum number of leaf nodes</text:span>.</text:p>
      <text:p text:style-name="P1"><text:span text:style-name="T27">Another way is to</text:span><text:span text:style-name="T21"> use regularization techniques</text:span>, such as <text:span text:style-name="T2">setting a minimum number of samples required at a leaf node</text:span> or setting a maximum number of leaf nodes.</text:p>
      <text:p text:style-name="P1">Another way is to <text:span text:style-name="T21">use ensemble methods, such as bagging or boosting</text:span>, which involve <text:span text:style-name="T2">training multiple trees and combining their predictions</text:span>. This can often result in a more robust model that is less prone to overfitting.</text:p>
      <text:p text:style-name="P1">Another way is to <text:span text:style-name="T21">use pruning</text:span>, which involves <text:span text:style-name="T2">removing unnecessary splits and leaves from the tree</text:span>.</text:p>
      <text:p text:style-name="P1">Finally, you can also <text:span text:style-name="T21">use cross-validation</text:span> <text:span text:style-name="T2">to get a better sense of how well your model is generalizing to new data</text:span>. If your model performs much worse on the validation set than on the training set, it is likely overfitting.</text:p>
      <text:p text:style-name="P1">It is also a good idea to try out different combinations of these techniques and see which one works best for your particular problem.</text:p>
      <text:p text:style-name="P1"/>
      <text:list xml:id="list154435519043984" text:continue-numbering="true" text:style-name="L1">
        <text:list-item>
          <text:p text:style-name="P28">Describe the high-level idea behind pruning.</text:p>
        </text:list-item>
      </text:list>
      <text:p text:style-name="P13"><text:span text:style-name="T21">Pruning</text:span> is <text:span text:style-name="T2">a technique used to simplify a decision tree by removing branches that do not contribute significantly to the accuracy of the tree.</text:span> <text:span text:style-name="T25">The high-level idea behind pruning is to improve the generalization ability of the tree by reducing its complexity.</text:span></text:p>
      <text:p text:style-name="P13">There are several different methods for pruning a decision tree, but <text:span text:style-name="T21">the most common method is called "prepruning".</text:span> Prepruning involves <text:span text:style-name="T2">setting a stopping criterion for the tree growth</text:span>, such as a <text:span text:style-name="T2">minimum number of samples</text:span> required <text:span text:style-name="T2">at each leaf node </text:span>or a <text:span text:style-name="T2">maximum depth for the tree</text:span>. The tree is then grown until it reaches the stopping criterion, and branches that do not contribute significantly to the accuracy of the tree are pruned away.</text:p>
      <text:p text:style-name="P18"><text:span text:style-name="T21">Another method for pruning a decision tree is called "postpruning".</text:span> Postpruning involves <text:span text:style-name="T2">starting with a fully grown tree</text:span> and <text:span text:style-name="T2">then iteratively removing branches that do not contribute significantly to the accuracy of the tree</text:span>. This can be done using a variety of different techniques, such as cost-complexity pruning or reduced error pruning.</text:p>
      <text:p text:style-name="P1"><text:span text:style-name="T24">The goal of pruning is to improve the generalization ability of the tree by reducing its complexity and removing branches that do not contribute significantly to the accuracy of the tree</text:span>. By pruning away these branches, the tree becomes less sensitive to noise in the training data <text:soft-page-break/>and is better able to generalize to new data.</text:p>
      <text:p text:style-name="P1"/>
      <text:list xml:id="list154435791531263" text:continue-numbering="true" text:style-name="L1">
        <text:list-item>
          <text:p text:style-name="P40"><text:span text:style-name="T12"><text:s/></text:span><text:span text:style-name="T6">How does nested cross validation work?</text:span></text:p>
        </text:list-item>
      </text:list>
      <text:p text:style-name="P13">Cross-validation is a resampling procedure used to evaluate machine learning models on a limited data sample. In nested cross-validation, the process of cross-validation is repeated multiple times. <text:span text:style-name="T2">There are two levels of cross-validation: the outer loop and the inner loop.</text:span></text:p>
      <text:p text:style-name="P1"><text:span text:style-name="T21">In the outer loop</text:span>, the data is split into the training set and the test set. The model is trained on the training set and then evaluated on the test set. This process is repeated for each split of the data in the outer loop.</text:p>
      <text:p text:style-name="P1"><text:span text:style-name="T21">In the inner loop</text:span>, the model is further trained and evaluated using cross-validation on the training set. The hyperparameters of the model are optimized using the inner loop, and the resulting model is then evaluated on the test set.</text:p>
      <text:p text:style-name="P1">Nested cross-validation allows you to optimize the hyperparameters of your model using the entire dataset, while still evaluating the model on a held-out test set. It can be more computationally expensive than simple cross-validation, but it can provide a more accurate evaluation of the model.</text:p>
      <text:p text:style-name="P1"/>
      <text:p text:style-name="P10"><text:span text:style-name="T14">W</text:span><text:span text:style-name="T12">hat is the difference with the simple cross validation?</text:span></text:p>
      <text:p text:style-name="P1">In simple cross-validation, the data is split into a number of folds, and the model is trained and evaluated k times, with a different fold being used as the test set each time. The performance of the model is then averaged across all of the folds.</text:p>
      <text:p text:style-name="P1">One advantage of simple cross-validation is that it is computationally cheaper than nested cross-validation, since it does not involve training and evaluating the model multiple times on the same data. However, because the hyperparameters are not optimized using the entire dataset, the model's performance may be less accurate.</text:p>
      <text:p text:style-name="P1">Nested cross-validation addresses this issue by optimizing the hyperparameters using the entire dataset in the inner loop, while still evaluating the model on a held-out test set in the outer loop. This can provide a more accurate evaluation of the model, but it is more computationally expensive than simple cross-validation.</text:p>
      <text:p text:style-name="P1"/>
      <text:p text:style-name="P4"><text:span text:style-name="T28">W</text:span>hat do you mean by inner loop and outer loop?</text:p>
      <text:p text:style-name="P1">In nested cross-validation, there are two levels of cross-validation: the inner loop and the outer loop.</text:p>
      <text:p text:style-name="P1"><text:span text:style-name="T2">The inner loop is used to optimize the hyperparameters of the model</text:span>. This is done by training and evaluating the model multiple times on the training set using cross-validation. The hyperparameters that give the best performance on the inner loop are then chosen for the final model.</text:p>
      <text:p text:style-name="P1"><text:span text:style-name="T2">The outer loop is used to evaluate the model's performance on a held-out test set</text:span>. In the outer loop, <text:soft-page-break/>the data is split into the training set and the test set, and the model is trained on the training set and evaluated on the test set. This process is repeated for each split of the data in the outer loop. The performance of the model is then averaged across all of the splits.</text:p>
      <text:p text:style-name="P4">So, in a sense, the inner loop is "nested" within the outer loop. The inner loop is used to optimize the model's hyperparameters, while the outer loop is used to evaluate the model's performance on unseen data.</text:p>
      <text:p text:style-name="P1"/>
      <text:list xml:id="list154436865869985" text:continue-numbering="true" text:style-name="L1">
        <text:list-item>
          <text:p text:style-name="P40"><text:span text:style-name="T12"><text:s/></text:span><text:span text:style-name="T6">What are the differences between a classification tree and a regression tree?</text:span></text:p>
        </text:list-item>
      </text:list>
      <text:p text:style-name="P1"><text:span text:style-name="T2">A classification tree is a decision tree used for classification tasks.</text:span> <text:span text:style-name="T25">It predicts a class label for each sample in the data.</text:span> A common example of a classification tree is a tree that is trained to predict whether a patient has a certain disease based on a set of symptoms and test results.</text:p>
      <text:p text:style-name="P13"><text:span text:style-name="T2">A regression tree is a decision tree used for regression tasks. </text:span><text:span text:style-name="T25">It predicts a continuous output for each sample in the data.</text:span> A common example of a regression tree is a tree that is trained to predict the price of a house based on its size, location, and other features.</text:p>
      <text:p text:style-name="P9">There are a few key differences between classification trees and regression trees:</text:p>
      <text:p text:style-name="P1"><text:span text:style-name="T21">Output type:</text:span> Classification trees predict class labels, while regression trees predict continuous outputs.</text:p>
      <text:p text:style-name="P1"><text:span text:style-name="T21">Splitting criteria:</text:span> Classification trees use splitting criteria that maximize the purity of the classes in each split, while regression trees use criteria that minimize the difference between the predicted value and the actual value.</text:p>
      <text:p text:style-name="P1"><text:span text:style-name="T21">Evaluation metric:</text:span> Classification trees are typically evaluated using metrics like accuracy, precision, and recall, while regression trees are evaluated using metrics like mean squared error and mean absolute error.</text:p>
      <text:p text:style-name="P9">Overall, the main difference between classification trees and regression trees is the type of output they produce and the criteria used to make splits in the tree.</text:p>
      <text:p text:style-name="P1"/>
      <text:list xml:id="list154436397794316" text:continue-numbering="true" text:style-name="L1">
        <text:list-item>
          <text:p text:style-name="P40"><text:span text:style-name="T12"><text:s/></text:span><text:span text:style-name="T6">What is bootstrap?</text:span></text:p>
        </text:list-item>
      </text:list>
      <text:p text:style-name="P13">Bootstrapping is a resampling technique that can be used to estimate the sampling distribution of a statistic, or to estimate the accuracy of a machine learning model.</text:p>
      <text:p text:style-name="P1">In the context of estimating the sampling distribution of a statistic, bootstrapping involves drawing a large number of random samples with replacement from the original data, and then computing the statistic of interest for each sample. The resulting distribution of the statistic can then be used to make inferences about the population from which the data were sampled.</text:p>
      <text:p text:style-name="P1"><text:soft-page-break/></text:p>
      <text:p text:style-name="P18">In the context of estimating the accuracy of a machine learning model, <text:span text:style-name="T2">bootstrapping can be used to create a large number of bootstrapped samples from the original data.</text:span> A model can then be trained and evaluated on each bootstrapped sample. The resulting distribution of model performance can be used to estimate the model's accuracy and to identify sources of variability in the model.</text:p>
      <text:p text:style-name="P1">Bootstrapping is a powerful tool for estimating the sampling distribution of a statistic and for estimating the accuracy of machine learning models, but it can be computationally expensive if the dataset is large.</text:p>
      <text:p text:style-name="P1"/>
      <text:list xml:id="list154436049579811" text:continue-numbering="true" text:style-name="L1">
        <text:list-item>
          <text:p text:style-name="P40"><text:span text:style-name="T12"><text:s/></text:span><text:span text:style-name="T6">Describe weaknesses of trees and the idea of Bagging.</text:span></text:p>
        </text:list-item>
      </text:list>
      <text:p text:style-name="P18">One weakness of decision trees is that <text:span text:style-name="T2">they can be prone to overfitting,</text:span> especially if the tree is allowed to grow too deep. <text:span text:style-name="T25">This means that the tree may fit the training data very well, but may not generalize well to new, unseen data</text:span>.</text:p>
      <text:p text:style-name="P1"><text:span text:style-name="T21">Bagging</text:span> (short for bootstrap aggregating) is a method that can be used to reduce the overfitting of decision trees. It works by training multiple decision trees on different subsets of the training data, and then averaging (for regression) or voting (for classification) the predictions of the individual trees to make a final prediction.</text:p>
      <text:p text:style-name="P21">The idea behind bagging is that the individual decision trees will be trained on different subsets of the data, and will therefore make different mistakes. By averaging or voting their predictions, the errors made by the individual trees can be averaged out, leading to a more robust model.</text:p>
      <text:p text:style-name="P1">Bagging can be very effective at reducing the overfitting of decision trees, but it is not a perfect solution. <text:span text:style-name="T21">One limitation of bagging</text:span> is that it does not address the problem of selecting good hyperparameters for the individual trees. Additionally, bagging is not effective at reducing the overfitting of models that are not decision trees, such as neural networks.</text:p>
      <text:p text:style-name="P1"/>
      <text:list xml:id="list154436079741680" text:continue-numbering="true" text:style-name="L1">
        <text:list-item>
          <text:p text:style-name="P40"><text:span text:style-name="T12"><text:s/></text:span><text:span text:style-name="T6">Do trees need to be pruned in bagging?</text:span></text:p>
        </text:list-item>
      </text:list>
      <text:p text:style-name="P13">In general, <text:span text:style-name="T2">trees do not need to be pruned in bagging</text:span>, since the goal of bagging is to reduce the overfitting of decision trees by training multiple trees on different subsets of the data and averaging or voting their predictions. <text:span text:style-name="T21">Pruning a tree involves removing nodes from the tree in order to improve the generalization of the model</text:span>.</text:p>
      <text:p text:style-name="P1"><text:span text:style-name="T2">However, it is possible to use pruning in conjunction with bagging, in order to further improve the performance of the model.</text:span> In this case, the individual trees would be pruned before they are <text:soft-page-break/>aggregated.</text:p>
      <text:p text:style-name="P13">Overall, the decision to prune trees in a bagging ensemble will depend on the specific problem being solved and the desired trade-off between bias and variance. If the individual trees in the ensemble are overfitting, then pruning may help to improve the generalization of the model. However, if the trees are already underfitting the data, then pruning may lead to a loss of important information and a decrease in performance.</text:p>
      <text:p text:style-name="P1"/>
      <text:list xml:id="list154435837498803" text:continue-numbering="true" text:style-name="L1">
        <text:list-item>
          <text:p text:style-name="P40"><text:span text:style-name="T12"><text:s/></text:span><text:span text:style-name="T6">What is a strong predictor?</text:span></text:p>
        </text:list-item>
      </text:list>
      <text:p text:style-name="P18">In statistical modeling and machine learning, a strong predictor <text:span text:style-name="T2">is a variable that has a high association with the outcome variable</text:span>. <text:span text:style-name="T25">In other words, a strong predictor is a variable that is able to accurately predict the value of the outcome variable for a given set of observations</text:span>.</text:p>
      <text:p text:style-name="P1">The strength of a predictor can be measured in a number of ways, such as by the magnitude of the correlation between the predictor and the outcome, or by the improvement in the performance of a model that is achieved when the predictor is included.</text:p>
      <text:p text:style-name="P13">In general, strong predictors are more useful for building accurate models than weak predictors, since they are able to provide more information about the relationship between the predictors and the outcome. However, it is important to note that the strength of a predictor is not the only criterion to consider when selecting predictors for a model. Other factors, such as the complexity and interpretability of the model, may also be important.</text:p>
      <text:p text:style-name="P1"/>
      <text:list xml:id="list154436895245118" text:continue-numbering="true" text:style-name="L1">
        <text:list-item>
          <text:p text:style-name="P40"><text:span text:style-name="T12"><text:s/></text:span><text:span text:style-name="T6">What is the B parameter in bagging?</text:span></text:p>
        </text:list-item>
      </text:list>
      <text:p text:style-name="P18">The B parameter in bagging refers to <text:span text:style-name="T2">the number of bootstrapped samples that are used to train the individual models in the ensemble</text:span>. In bagging, the original dataset is randomly sampled with replacement to create B bootstrapped samples.</text:p>
      <text:p text:style-name="P1">Each of the B bootstrapped samples is used to train a separate model, and the predictions of the individual models are then averaged (for regression) or voted (for classification) to make a final prediction.</text:p>
      <text:p text:style-name="P13"><text:span text:style-name="T21">Increasing the value of B generally leads to a decrease in the variance of the model</text:span>, since the individual models are trained on different subsets of the data and are therefore less correlated. However, increasing B also increases the computational cost of training the model, since more models need to be trained.</text:p>
      <text:p text:style-name="P1">The optimal value of B will depend on the specific problem being solved and the desired trade-off between computational cost and variance. <text:span text:style-name="T21">In general, a larger value of B will lead to a more </text:span><text:soft-page-break/><text:span text:style-name="T21">accurate model, but at the cost of increased computational time</text:span>.</text:p>
      <text:p text:style-name="P1"/>
      <text:p text:style-name="P10"><text:span text:style-name="T15"><text:s/>I</text:span><text:span text:style-name="T12">s it the same with ntree?</text:span></text:p>
      <text:p text:style-name="P1"><text:span text:style-name="T2">Yes, the ntree parameter in bagging refers to the number of trees in the ensemble, and is equivalent to the B parameter</text:span>. In bagging, the original dataset is randomly sampled with replacement to create B bootstrapped samples, and each of the B samples is used to train a separate decision tree. The predictions of the individual trees are then averaged (for regression) or voted (for classification) to make a final prediction.</text:p>
      <text:p text:style-name="P1">Increasing the value of ntree or B generally leads to a decrease in the variance of the model, since the individual trees are trained on different subsets of the data and are therefore less correlated. However, increasing ntree or B also increases the computational cost of training the model, since more trees need to be trained.</text:p>
      <text:p text:style-name="P1"/>
      <text:list xml:id="list154436465956434" text:continue-numbering="true" text:style-name="L1">
        <text:list-item>
          <text:p text:style-name="P40"><text:span text:style-name="T12"><text:s/></text:span><text:span text:style-name="T6">What are the differences between bagging and random forest?</text:span></text:p>
        </text:list-item>
      </text:list>
      <text:p text:style-name="P13"><text:span text:style-name="T25">Bagging and random forests are both ensemble learning methods that can be used to improve the performance and generalization of decision trees</text:span>. However, there are a few key differences between the two methods:</text:p>
      <text:p text:style-name="P1"><text:span text:style-name="T21">Splitting criteria:</text:span> In bagging, the individual trees in the ensemble are trained on different bootstrapped samples of the data, and are allowed to grow to the maximum possible depth. In random forests, the individual trees are also trained on different bootstrapped samples of the data, but the trees are trained using a random subset of the features at each split, rather than using all of the features.</text:p>
      <text:p text:style-name="P1"><text:span text:style-name="T21">Number of features:</text:span> In bagging, all of the features are used to train the individual trees in the ensemble. In random forests, a random subset of the features is used to train each tree in the ensemble.</text:p>
      <text:p text:style-name="P1"><text:span text:style-name="T21">Tree depth: </text:span>In bagging, the individual trees in the ensemble are allowed to grow to the maximum possible depth. In random forests, the trees are usually grown to a limited depth in order to further reduce the risk of overfitting.</text:p>
      <text:p text:style-name="P1">Overall, <text:span text:style-name="T2">the main difference between bagging and random forests is that random forests use a random subset of the features at each split, which can reduce the risk of overfitting and improve the interpretability of the model. Bagging, on the other hand, does not involve any feature selection, and is generally more computationally expensive than random forests.</text:span></text:p>
      <text:p text:style-name="P1"><text:s/></text:p>
      <text:p text:style-name="P1"/>
      <text:list xml:id="list154436449155097" text:continue-numbering="true" text:style-name="L1">
        <text:list-item>
          <text:p text:style-name="P40"><text:soft-page-break/><text:span text:style-name="T12"><text:s/></text:span><text:span text:style-name="T6">What is the m parameter in random forest and how to choose it?</text:span></text:p>
        </text:list-item>
      </text:list>
      <text:p text:style-name="P13">In a random forest, the m parameter refers to <text:span text:style-name="T2">the number of features that are randomly sampled for each split in the individual trees of the ensemble</text:span>. In other words, when training each tree in the random forest, only a random subset of m features is considered at each split.</text:p>
      <text:p text:style-name="P1">Choosing the optimal value of m can have a significant impact on the performance of the random forest. In general, a larger value of m will lead to more diverse trees in the ensemble, which can reduce the variance of the model and improve its generalization to new, unseen data. However, a larger value of m may also increase the risk of overfitting, especially if m is close to the total number of features in the dataset.</text:p>
      <text:p text:style-name="P13"><text:span text:style-name="T21">One common rule of thumb for choosing m is to set m equal to the square root of the total number of features in the dataset</text:span>. This often provides a good balance between diversity and overfitting. However, the optimal value of m will depend on the specific characteristics of the dataset and the desired trade-off between variance and overfitting. It may be necessary to try a range of values for m in order to find the optimal value for a particular problem.</text:p>
      <text:p text:style-name="P1"/>
      <text:list xml:id="list154435963741093" text:continue-numbering="true" text:style-name="L1">
        <text:list-item>
          <text:p text:style-name="P40"><text:span text:style-name="T12"><text:s/></text:span><text:span text:style-name="T6">What happens if no relevant features are added in random forest?</text:span></text:p>
        </text:list-item>
      </text:list>
      <text:p text:style-name="P13">In a random forest, if no relevant features are added to the model, <text:span text:style-name="T2">the individual trees in the ensemble will be unable to make accurate predictions, and the overall performance of the model will suffer</text:span>.</text:p>
      <text:p text:style-name="P1">This is because the random forest relies on the combination of the predictions of a large number of decision trees, each of which is trained on a different random subset of the features. If the subset of features that is used to train each tree does not contain any relevant information about the outcome, then the trees will not be able to make accurate predictions, and the random forest will not be able to effectively capture the relationship between the predictors and the outcome.</text:p>
      <text:p text:style-name="P13">To improve the performance of a random forest, it is important to include a sufficient number of relevant features in the model. This can be done through feature selection techniques, such as filtering or wrapper methods, which can help to identify the most important features in the dataset.</text:p>
      <text:p text:style-name="P1"/>
      <text:list xml:id="list154435116627894" text:continue-numbering="true" text:style-name="L1">
        <text:list-item>
          <text:p text:style-name="P40"><text:span text:style-name="T12"><text:s/></text:span><text:span text:style-name="T6">What is the OOB and how it can be used?</text:span></text:p>
        </text:list-item>
      </text:list>
      <text:p text:style-name="P18">OOB stands for <text:span text:style-name="T2">“out-of-bag”</text:span>. In a random forest, each tree in the ensemble is trained on a different bootstrapped sample of the training data. This means that <text:span text:style-name="T2">some observations are not included in the training data for any of the trees</text:span>. These "out-of-bag" (OOB) observations <text:span text:style-name="T2">can be used to estimate the performance of the random forest</text:span>.</text:p>
      <text:p text:style-name="P1"><text:soft-page-break/></text:p>
      <text:p text:style-name="P13"><text:span text:style-name="T21">To calculate the OOB error rate, the predictions of the individual trees are obtained for the OOB observations, and the overall error rate is calculated by comparing the predicted values to the actual values</text:span>. <text:span text:style-name="T2">The OOB error rate can be used as an estimate of the generalization error of the random forest, and can be used to tune the model and identify any potential overfitting</text:span>.</text:p>
      <text:p text:style-name="P1">The OOB error rate is usually calculated after the random forest has been trained, and <text:span text:style-name="T25">can be used as an alternative to using a separate validation set to evaluate the model's performance</text:span>. One advantage of using the OOB error rate is that it does not require the use of an additional validation set, which can be helpful if the dataset is small or if there is a limited number of observations.</text:p>
      <text:p text:style-name="P1"/>
      <text:list xml:id="list154435266706569" text:continue-numbering="true" text:style-name="L1">
        <text:list-item>
          <text:p text:style-name="P40"><text:span text:style-name="T12"><text:s/></text:span><text:span text:style-name="T6">How </text:span><text:span text:style-name="T7">do </text:span><text:span text:style-name="T6">we measure variable importance in random forests?</text:span></text:p>
        </text:list-item>
      </text:list>
      <text:p text:style-name="P13">In a random forest, the importance of a feature can be measured <text:span text:style-name="T2">by the amount that the accuracy of the model decreases when the feature is not included in the model</text:span>. This can be calculated using the out-of-bag (OOB) error rate, which is the error rate of the random forest when calculated using the OOB observations.</text:p>
      <text:p text:style-name="P1">To measure the importance of a particular feature, the feature is randomly permuted in the OOB data, and the OOB error rate is recalculated. The difference in the OOB error rate before and after permuting the feature is then calculated. <text:span text:style-name="T21">The larger the difference, the more important the feature is to the model</text:span>.</text:p>
      <text:p text:style-name="P13">This process can be repeated for each feature in the model, and the resulting importance can be used to rank the features in order of importance.</text:p>
      <text:p text:style-name="P1">It is important to note that the importance of a feature in a random forest is relative to the other features in the model, and is not necessarily the same as the importance of the feature in a single decision tree. Additionally, the importance of a feature may depend on the specific problem being solved and the characteristics of the dataset.</text:p>
      <text:p text:style-name="P1"/>
      <text:list xml:id="list154436935612848" text:continue-numbering="true" text:style-name="L1">
        <text:list-item>
          <text:p text:style-name="P28"><text:s/>How can we measure the degree of confidence in a prediction of aggregated trees?</text:p>
        </text:list-item>
      </text:list>
      <text:p text:style-name="P14">There are a few different ways to measure the degree of confidence in a prediction made by an ensemble of trees, such as bagging or a random forest:</text:p>
      <text:p text:style-name="P1"><text:span text:style-name="T21">Model performance:</text:span> One way to measure confidence is by evaluating the performance of the model on a held-out test set. <text:span text:style-name="T2">If the model has high accuracy and low error on the test set, this can be taken as evidence that the model is making confident predictions</text:span>.</text:p>
      <text:p text:style-name="P1"><text:soft-page-break/></text:p>
      <text:p text:style-name="P13"><text:span text:style-name="T21">Predicted probabilities:</text:span> <text:span text:style-name="T2">For classification tasks</text:span>, many tree-based models, including random forests, can estimate the class probabilities for each prediction. These probabilities can be used to measure the confidence of the prediction. For example, a prediction with a high probability of being correct (e.g., a probability of 0.9) may be considered more confident than a prediction with a lower probability (e.g., a probability of 0.5).</text:p>
      <text:p text:style-name="P13"><text:span text:style-name="T21">Prediction intervals:</text:span> <text:span text:style-name="T2">For regression tasks</text:span>, it is possible to compute prediction intervals for the predictions made by an ensemble of trees. These intervals can be used to measure the degree of uncertainty in the prediction. For example, a narrow prediction interval (e.g., [50, 52]) may indicate a higher degree of confidence in the prediction than a wide interval (e.g., [45, 55]).</text:p>
      <text:p text:style-name="P13">Overall, the degree of confidence in a prediction made by an ensemble of trees will depend on the specific characteristics of the model and the dataset, as well as the evaluation metric being used. <text:span text:style-name="T2">In general, models with high accuracy and low error, and that make predictions with high probabilities or narrow prediction intervals, can be considered more confident than models with lower performance and wider intervals</text:span>. It is important to consider the confidence of the model's predictions when making decisions based on the model's output.</text:p>
      <text:p text:style-name="P1"/>
      <text:list xml:id="list154436609366370" text:continue-numbering="true" text:style-name="L1">
        <text:list-item>
          <text:p text:style-name="P40"><text:span text:style-name="T12"><text:s/></text:span><text:span text:style-name="T6">What is the no free lunch theorem and how does it apply to learning algorithms?</text:span></text:p>
        </text:list-item>
      </text:list>
      <text:p text:style-name="P13">The no free lunch (NFL) theorem is a principle in machine learning and statistics that states that, <text:span text:style-name="T2">in general, no single learning algorithm can be universally better than all other algorithms</text:span>. <text:span text:style-name="T21">This means that the performance of a learning algorithm on a particular dataset cannot be predicted in advance, and that the best algorithm for a given dataset depends on the specific characteristics of the data</text:span>.</text:p>
      <text:p text:style-name="P1">The NFL theorem applies to all learning algorithms, including those used for classification, regression, clustering, and other tasks. It suggests that the choice of learning algorithm should be based on the specific characteristics of the dataset, rather than on the assumption that a particular algorithm will always perform well.</text:p>
      <text:p text:style-name="P18"><text:span text:style-name="T25">One way to apply the NFL theorem is to compare the performance of different learning algorithms on a given dataset, and to choose the algorithm that performs best</text:span>. This can be done through the use of cross-validation or other evaluation techniques.</text:p>
      <text:p text:style-name="P1">It is important to note that the NFL theorem does not mean that all learning algorithms are equally good, or that it is not possible to improve the performance of a learning algorithm. Rather, it simply <text:soft-page-break/>states that the performance of a learning algorithm cannot be predicted in advance, and that the best choice of algorithm depends on the specific characteristics of the dataset.</text:p>
      <text:p text:style-name="P1"/>
      <text:p text:style-name="P10"><text:span text:style-name="T13">H</text:span><text:span text:style-name="T12">ow is it related to lunch?</text:span></text:p>
      <text:p text:style-name="P1">The phrase "no free lunch" in the no free lunch (NFL) theorem is a metaphor that is used to emphasize the idea that, in general, there is no one-size-fits-all solution to problems in machine learning and statistics. <text:span text:style-name="T2">The metaphor is intended to convey the idea that, just as there is no free lunch in the real world, there is no learning algorithm that is universally superior to all others</text:span>.</text:p>
      <text:p text:style-name="P1">The NFL theorem suggests that <text:span text:style-name="T21">the performance of a learning algorithm on a particular dataset cannot be predicted in advance, and that the best algorithm for a given dataset depends on the specific characteristics of the data</text:span>. This means that the choice of learning algorithm should be based on the specific characteristics of the dataset, rather than on the assumption that a particular algorithm will always perform well.</text:p>
      <text:p text:style-name="P13">The use of the phrase "no free lunch" in the NFL theorem is a way of conveying this idea in a memorable and intuitive way. It is not intended to be taken literally, but rather as a way of illustrating the idea that there is no universal solution to problems in machine learning and statistics.</text:p>
      <text:p text:style-name="P1"/>
      <text:list xml:id="list154436900344792" text:continue-numbering="true" text:style-name="L1">
        <text:list-item>
          <text:p text:style-name="P40"><text:span text:style-name="T12"><text:s/></text:span><text:span text:style-name="T6">Why an accuracy of 99.99% is not necessarily a good thing?</text:span></text:p>
        </text:list-item>
      </text:list>
      <text:p text:style-name="P18">An accuracy of 99.99% might seem like a very good thing, and in many cases, a high accuracy can be a useful indicator of the performance of a model. However, there are situations where an accuracy of 99.99% may not be a good thing, and may even be misleading.</text:p>
      <text:p text:style-name="P1"><text:span text:style-name="T2">One reason why</text:span> <text:span text:style-name="T2">a high accuracy may not be a good thing is if the dataset is imbalanced.</text:span> For example, suppose that you are building a model to predict whether a customer will default on a loan. If the dataset is highly imbalanced, with only a small percentage of customers actually defaulting, then it may be relatively easy to achieve a high accuracy by simply predicting that all customers will not default. However, this model would not be very useful in practice, since it would not accurately identify the customers who are at risk of defaulting.</text:p>
      <text:p text:style-name="P18"><text:span text:style-name="T2">Another reason why a high accuracy may not be a good thing is if the model is overfitting to the training data</text:span>. In this case, the model may be able to achieve a very high accuracy on the training data, but may not generalize well to new, unseen data. This can lead to poor performance on real-world tasks, even if the model has a high accuracy on the training data.</text:p>
      <text:p text:style-name="P2"><text:span text:style-name="T21">Overall, it is important to consider the context in which the model is being used, and to evaluate the model's performance using a variety of metrics</text:span>, rather than relying solely <text:span text:style-name="T29">on one</text:span>.</text:p>
      <text:p text:style-name="P11"><text:soft-page-break/><text:span text:style-name="T16">W</text:span><text:span text:style-name="T12">hat if data are balanced?</text:span></text:p>
      <text:p text:style-name="P1">If the data are balanced, meaning that they contain roughly equal proportions of each class, then a high accuracy may be a more reliable indicator of the performance of a model. In this case, a model with a high accuracy is more likely to be able to accurately predict the class labels for a new, unseen dataset.</text:p>
      <text:p text:style-name="P18">However, it is still important to consider other evaluation metrics in addition to accuracy, particularly if the goal of the model is to make highly accurate predictions for a particular class. For example, in a binary classification task, it may be more important to accurately predict the positive class, even if this means sacrificing some overall accuracy. In this case, metrics such as precision, recall, and the F1 score may be more relevant for evaluating the performance of the model.</text:p>
      <text:p text:style-name="P1">Overall, it is important to consider the specific characteristics of the dataset and the goals of the model when evaluating its performance, rather than relying on a single metric such as accuracy.</text:p>
      <text:p text:style-name="P1"/>
      <text:list xml:id="list154434974758142" text:continue-numbering="true" text:style-name="L1">
        <text:list-item>
          <text:p text:style-name="P40"><text:span text:style-name="T12"><text:s/></text:span><text:span text:style-name="T6">What are FPR, FNR, error rate and accuracy and how are they related?</text:span></text:p>
        </text:list-item>
      </text:list>
      <text:p text:style-name="P18">In a classification task, the <text:span text:style-name="T21">false positive rate (FPR)</text:span> <text:span text:style-name="T2">is the proportion of negative examples that are incorrectly classified as positive</text:span>. The <text:span text:style-name="T21">false negative rate (FNR)</text:span> <text:span text:style-name="T2">is the proportion of positive examples that are incorrectly classified as negative</text:span>. The <text:span text:style-name="T21">error rate</text:span> i<text:span text:style-name="T2">s the proportion of examples that are incorrectly classified, regardless of their true class label</text:span>. The <text:span text:style-name="T21">accuracy</text:span> <text:span text:style-name="T2">is the proportion of examples that are correctly classified</text:span>.</text:p>
      <text:p text:style-name="P2">These metrics are related as follows: </text:p>
      <text:p text:style-name="P5">Error rate = FPR + FNR; </text:p>
      <text:p text:style-name="P5">Accuracy = 1 - Error rate</text:p>
      <text:p text:style-name="P1">In other words, the error rate is the sum of the false positive rate and the false negative rate, and the accuracy is the complement of the error rate.</text:p>
      <text:p text:style-name="P1">It is important to note that the false positive rate, false negative rate, error rate, and accuracy can all be calculated using a variety of different definitions and formulas, depending on the specific context and the characteristics of the dataset. It is important to understand the definitions being used in order to accurately interpret and compare these metrics.</text:p>
      <text:p text:style-name="P1"/>
      <text:list xml:id="list154436580456965" text:continue-numbering="true" text:style-name="L1">
        <text:list-item>
          <text:p text:style-name="P40"><text:span text:style-name="T12"><text:s/></text:span><text:span text:style-name="T6">What is EER?</text:span></text:p>
        </text:list-item>
      </text:list>
      <text:p text:style-name="P1">EER stands for <text:span text:style-name="T21">"equal error rate"</text:span>. In a classification task, the equal error rate <text:span text:style-name="T2">is the point at which the false positive rate and the false negative rate are equal</text:span>. In other words, it is the point at which the number of false positive and false negative errors is the same.</text:p>
      <text:p text:style-name="P1"/>
      <text:p text:style-name="P13"><text:soft-page-break/>The equal error rate can be used as a summary metric for the performance of a classifier, and can be useful for comparing the performance of different classifiers. <text:span text:style-name="T21">A classifier with a lower equal error rate is generally considered to be more accurate than a classifier with a higher equal error rate</text:span>.</text:p>
      <text:p text:style-name="P1">To calculate the equal error rate, a plot is typically generated that shows the false positive rate on the x-axis and the false negative rate on the y-axis, known as a "receiver operating characteristic" (ROC) curve. The equal error rate is then calculated as the point on the ROC curve where the false positive rate and the false negative rate are equal.</text:p>
      <text:p text:style-name="P18">It is important to note that the equal error rate is not always the optimal point for a classifier, and may not be the best metric to use in all situations. In some cases, it may be more important to prioritize false negatives or false positives, depending on the specific goals of the classification task.</text:p>
      <text:p text:style-name="P1"/>
      <text:list xml:id="list154436295668198" text:continue-numbering="true" text:style-name="L1">
        <text:list-item>
          <text:p text:style-name="P28"><text:s/>What is the ROC curve and the AUC metric?</text:p>
        </text:list-item>
      </text:list>
      <text:p text:style-name="P18">The <text:span text:style-name="T21">receiver operating characteristic (ROC)</text:span> curve <text:span text:style-name="T2">is a graphical plot that shows the performance of a binary classifier as the discrimination threshold is varied</text:span>. The curve is created by plotting the true positive rate (TPR) on the y-axis and the false positive rate (FPR) on the x-axis at different classification thresholds.</text:p>
      <text:p text:style-name="P13">The <text:span text:style-name="T21">area under the ROC curve (AUC) </text:span><text:span text:style-name="T2">is a metric that summarizes the performance of the classifier over all possible classification thresholds</text:span>. The AUC ranges from 0 to 1, with a higher value indicating a better classifier. An AUC of 0.5 corresponds to a classifier that is no better than random guessing, while an AUC of 1 corresponds to a perfect classifier.</text:p>
      <text:p text:style-name="P18">The ROC curve and the AUC metric are often used to evaluate the performance of binary classifiers, particularly in cases where the classes are imbalanced or when the cost of false positives and false negatives is not the same. <text:span text:style-name="T21">The ROC curve provides a visual representation of the classifier's performance, while the AUC metric provides a single summary statistic that can be used to compare the performance of different classifiers</text:span>.</text:p>
      <text:p text:style-name="P1"/>
      <text:list xml:id="list154436478644475" text:continue-numbering="true" text:style-name="L1">
        <text:list-item>
          <text:p text:style-name="P40"><text:span text:style-name="T12"><text:s/></text:span><text:span text:style-name="T6">How can we test the statistical significance of the performance metrics?</text:span></text:p>
        </text:list-item>
      </text:list>
      <text:p text:style-name="P18">There are several ways to test the statistical significance of performance metrics, such as accuracy, precision, and recall, depending on the specific context and the characteristics of the data. Some common approaches include:</text:p>
      <text:p text:style-name="P1"/>
      <text:p text:style-name="P1"><text:soft-page-break/><text:span text:style-name="T21">Paired t-test:</text:span> This is a statistical test that can be used to compare the means of two related samples, such as the performance of two different classifiers on the same dataset. The t-test can be used to determine whether the difference between the means is statistically significant, or whether it could have occurred by chance.</text:p>
      <text:p text:style-name="P18"><text:span text:style-name="T21">Bootstrapping:</text:span> This is a resampling technique that can be used to estimate the distribution of a statistic, such as a performance metric, based on a sample of the data. By repeatedly sampling the data with replacement and calculating the statistic of interest, it is possible to construct a bootstrapped distribution of the statistic, which can be used to test for statistical significance.</text:p>
      <text:p text:style-name="P1"><text:span text:style-name="T21">Cross-validation:</text:span> This is a technique for evaluating the performance of a model that involves partitioning the dataset into a training set and a test set, and then training and evaluating the model on each partition. By repeating this process multiple times and aggregating the results, it is possible to estimate the variance of the performance metric and to test for statistical significance.</text:p>
      <text:p text:style-name="P18">Overall, it is important to choose an appropriate statistical test or evaluation technique based on the specific characteristics of the data and the goals of the analysis.</text:p>
      <text:p text:style-name="P1"/>
      <text:list xml:id="list154436308724226" text:continue-numbering="true" text:style-name="L1">
        <text:list-item>
          <text:p text:style-name="P40"><text:span text:style-name="T12"><text:s/></text:span><text:span text:style-name="T6">What is a p-value?</text:span></text:p>
        </text:list-item>
      </text:list>
      <text:p text:style-name="P18">A p-value is<text:span text:style-name="T2"> a statistical measure that is used to evaluate the strength of the evidence against a null hypothesis</text:span>. The null hypothesis is a statement that assumes that there is no relationship between the variables being studied, or that the observed difference between groups is due to chance. The p-value is calculated based on the observed data and the null hypothesis, and can be used to determine the probability that the observed difference between groups could have occurred by chance.</text:p>
      <text:p text:style-name="P1"><text:span text:style-name="T2">The p-value is typically used in hypothesis testing to determine whether the observed data provide sufficient evidence to reject the null hypothesis in favor of an alternative hypothesis</text:span>. <text:span text:style-name="T25">If the p-value is less than a predetermined threshold, known as the significance level, then the null hypothesis is rejected, and it is concluded that the observed difference between groups is statistically significant</text:span>.</text:p>
      <text:p text:style-name="P18">It is important to note that the p-value should not be used as the sole basis for making a decision about the null hypothesis, and that other factors, such as the magnitude of the observed effect and the importance of the research question, should also be considered.</text:p>
      <text:p text:style-name="P1"/>
      <text:list xml:id="list154436067519455" text:continue-numbering="true" text:style-name="L1">
        <text:list-item>
          <text:p text:style-name="P40"><text:span text:style-name="T12"><text:s/></text:span><text:span text:style-name="T6">Describe the boosting model (fitting and prediction).</text:span></text:p>
        </text:list-item>
      </text:list>
      <text:p text:style-name="P18">Boosting <text:span text:style-name="T2">is a machine learning technique that combines the predictions of multiple weak models to create a stronger model. Boosting is an iterative process, in which the weak models are trained </text:span><text:soft-page-break/><text:span text:style-name="T2">sequentially, with each model attempting to correct the errors made by the previous model.</text:span></text:p>
      <text:p text:style-name="P6">To fit a boosting model, the following steps are typically followed:</text:p>
      <text:p text:style-name="P13"><text:span text:style-name="T21">Initialize the model:</text:span> The boosting model is initialized with a weak learner, such as a decision tree, that is trained on the training data.</text:p>
      <text:p text:style-name="P1"><text:span text:style-name="T21">Iterate over the weak learners:</text:span> In each iteration, a new weak learner is trained on the training data. The weak learner is trained to focus on the examples that were misclassified by the previous weak learner, in order to improve the overall accuracy of the model.</text:p>
      <text:p text:style-name="P13"><text:span text:style-name="T21">Combine the weak learners:</text:span> The predictions of the individual weak learners are combined, typically using a weighted sum, to create the final prediction of the boosting model.</text:p>
      <text:p text:style-name="P17">To make predictions with a boosting model, the following steps are typically followed:</text:p>
      <text:p text:style-name="P1"><text:span text:style-name="T21">Make a prediction with the first weak learner:</text:span> The first weak learner in the boosting model is used to make a prediction for the input data.</text:p>
      <text:p text:style-name="P13"><text:span text:style-name="T21">Iterate over the remaining weak learners:</text:span> For each subsequent weak learner, the prediction made by the previous weak learner is used as input, and a new prediction is made.</text:p>
      <text:p text:style-name="P13"><text:span text:style-name="T21">Combine the predictions:</text:span> The predictions made by the individual weak learners are combined, typically using a weighted sum, to create the final prediction of the boosting model.</text:p>
      <text:p text:style-name="P1">Overall, <text:span text:style-name="T2">boosting is a powerful machine learning technique that can be used to improve the accuracy of weak models by combining their predictions in a way that corrects for their individual errors</text:span>.</text:p>
      <text:p text:style-name="P1"/>
      <text:list xml:id="list154436523486247" text:continue-numbering="true" text:style-name="L1">
        <text:list-item>
          <text:p text:style-name="P40"><text:span text:style-name="T12"><text:s/></text:span><text:span text:style-name="T6">What are the differences between random forest and boosting?</text:span></text:p>
        </text:list-item>
      </text:list>
      <text:p text:style-name="P18">Random Forest and Boosting are both ensemble learning methods, which means they train a group of weak models and combine them to create a strong model. However, there are some key differences between the two methods:</text:p>
      <text:p text:style-name="P1"><text:span text:style-name="T21">Training process:</text:span> Random Forest builds <text:span text:style-name="T2">a collection of decision trees independently</text:span>, whereas Boosting builds <text:span text:style-name="T2">the decision trees sequentially</text:span>, where each tree is built using information from previously built trees.</text:p>
      <text:p text:style-name="P18"><text:span text:style-name="T21">Error reduction:</text:span> In Random Forest, each tree is trained independently, so <text:span text:style-name="T2">the error reduction is less compared to Boosting</text:span>. Boosting, on the other hand, focuses on training the trees on the mistakes made by the previous trees, which leads to a higher error reduction.</text:p>
      <text:p text:style-name="P1"><text:span text:style-name="T21">Computational cost:</text:span> <text:span text:style-name="T2">Random Forest is generally faster</text:span> to train than Boosting because it trains the trees in parallel. Boosting takes longer to train because it trains the trees sequentially.</text:p>
      <text:p text:style-name="P1"><text:soft-page-break/></text:p>
      <text:p text:style-name="P1"><text:span text:style-name="T21">Overfitting:</text:span> <text:span text:style-name="T2">Random Forest is less prone to overfitting</text:span> compared to Boosting because it averages the predictions of the decision trees, whereas Boosting gives higher weights to the misclassified data points, which can lead to overfitting.</text:p>
      <text:p text:style-name="P13">Overall, both Random Forest and Boosting are powerful ensemble learning methods that can be used for a wide range of tasks, such as classification and regression. The choice between the two methods depends on the specific problem and the available resources.</text:p>
      <text:p text:style-name="P1"/>
      <text:list xml:id="list154435981142330" text:continue-numbering="true" text:style-name="L1">
        <text:list-item>
          <text:p text:style-name="P40"><text:span text:style-name="T12"><text:s/></text:span><text:span text:style-name="T6">What is a separating hyperplane?</text:span></text:p>
        </text:list-item>
      </text:list>
      <text:p text:style-name="P18">A separating hyperplane <text:span text:style-name="T2">is a decision boundary in a multi-dimensional space that divides the space into two distinct regions, such that the points in one region are of a different class than the points in the other region</text:span>. In other words, it is a line, plane, or hyperplane that separates the positive examples of a binary classification problem from the negative examples.</text:p>
      <text:p text:style-name="P1">For example, consider a binary classification problem in which the goal is to classify points in a two-dimensional space as either positive or negative. A separating hyperplane for this problem would be a line that divides the space into two regions, with the points on one side of the line being classified as positive and the points on the other side being classified as negative.</text:p>
      <text:p text:style-name="P18"><text:span text:style-name="T21">In general, a separating hyperplane exists whenever the positive and negative examples of a binary classification problem are linearly separable</text:span>, meaning that they can be separated by a straight line, plane, or hyperplane. If the positive and negative examples are not linearly separable, it may still be possible to find a separating hyperplane using more complex models or algorithms.</text:p>
      <text:p text:style-name="P1"/>
      <text:list xml:id="list154435640890600" text:continue-numbering="true" text:style-name="L1">
        <text:list-item>
          <text:p text:style-name="P40"><text:span text:style-name="T12"><text:s/></text:span><text:span text:style-name="T6">How is the maximal margin defined and fitted?</text:span></text:p>
        </text:list-item>
      </text:list>
      <text:p text:style-name="P13">The maximal margin <text:span text:style-name="T2">is the distance between the separating hyperplane and the closest points from either class</text:span>. In other words, it is the distance between the decision boundary and the points that are nearest to it.</text:p>
      <text:p text:style-name="P1">The maximal margin can be defined in terms of a optimization problem, in which the goal is to find the separating hyperplane that maximizes the margin. This optimization problem can be solved using a variety of algorithms, such as the support vector machine (SVM) algorithm.</text:p>
      <text:p text:style-name="P18">To fit a maximal margin hyperplane, the SVM algorithm starts by finding the hyperplane that maximally separates the positive and negative examples. It then adjusts the hyperplane to maximize the margin by moving it as close as possible to the nearest examples from each class, while still maintaining a gap between the examples and the hyperplane. The resulting hyperplane is known as <text:soft-page-break/>the maximal margin hyperplane.</text:p>
      <text:p text:style-name="P1">The maximal margin hyperplane has several useful properties. For example, it has the maximum possible margin, which makes it less sensitive to the presence of outliers and helps to reduce overfitting. It is also robust to small perturbations in the training data, making it a good choice for many real-world applications.</text:p>
      <text:p text:style-name="P1"/>
      <text:list xml:id="list154435050921933" text:continue-numbering="true" text:style-name="L1">
        <text:list-item>
          <text:p text:style-name="P40"><text:span text:style-name="T12"><text:s/></text:span><text:span text:style-name="T6">What is a support vector?</text:span></text:p>
        </text:list-item>
      </text:list>
      <text:p text:style-name="P13">A support vector <text:span text:style-name="T2">is a data point in a multi-dimensional space that lies closest to the decision boundary</text:span>. In the context of support vector machines (SVMs), a support vector is a point in the training set that is used to define the hyperplane that maximally separates the positive and negative examples.</text:p>
      <text:p text:style-name="P1"><text:span text:style-name="T25">In general, the points that are closest to the decision boundary are the ones that have the greatest impact on the position of the hyperplane</text:span>. These points are known as the support vectors. The other points in the training set are generally less influential, and can be ignored when determining the position of the hyperplane.</text:p>
      <text:p text:style-name="P18">The support vectors are important because they define the "maximum margin" hyperplane, which is the hyperplane that maximally separates the positive and negative examples while also having the maximum possible margin (the distance between the hyperplane and the nearest points from either class). The SVM algorithm seeks to find the hyperplane that maximizes the margin, and the support vectors are the points that define this hyperplane.</text:p>
      <text:p text:style-name="P1">Support vectors are used in the SVM algorithm to classify new examples based on their position relative to the decision boundary. For example, if a new point falls on the same side of the decision boundary as the positive examples, it is classified as positive, and if it falls on the same side as the negative examples, it is classified as negative.</text:p>
      <text:p text:style-name="P1"/>
      <text:list xml:id="list154434882643471" text:continue-numbering="true" text:style-name="L1">
        <text:list-item>
          <text:p text:style-name="P40"><text:span text:style-name="T12"><text:s/></text:span><text:span text:style-name="T6">Can a maximal marginal classifier be always fitted?</text:span></text:p>
        </text:list-item>
      </text:list>
      <text:p text:style-name="P13">A maximal margin classifier can generally be fitted if the positive and negative examples of a binary classification problem are linearly separable. In other words, if there exists a straight line, plane, or hyperplane that can be used to perfectly separate the positive and negative examples, then it is possible to find a maximal margin classifier.</text:p>
      <text:p text:style-name="P1">It is also worth noting that even if a maximal margin classifier can be fitted, it may not always be the best choice for a particular problem. For example, in some cases, a classifier with a smaller margin may be more robust to noise or outliers, or may be more suited to the specific characteristics <text:soft-page-break/>of the data. As such, it is important to consider the trade-offs and choose the appropriate classifier for a given problem.</text:p>
      <text:p text:style-name="P1"/>
      <text:list xml:id="list154436377475612" text:continue-numbering="true" text:style-name="L1">
        <text:list-item>
          <text:p text:style-name="P28"><text:s/>What are the major cons about the maximal margin classifier?</text:p>
        </text:list-item>
      </text:list>
      <text:p text:style-name="P18">There are several potential drawbacks to using a maximal margin classifier:</text:p>
      <text:p text:style-name="P1"><text:span text:style-name="T21">Limited flexibility:</text:span> A maximal margin classifier is a linear model, which means that it <text:span text:style-name="T2">is only capable of making linear decisions</text:span>. This can be a limitation in cases where the decision boundary is non-linear, as the classifier may not be able to accurately capture the structure of the data.</text:p>
      <text:p text:style-name="P18"><text:span text:style-name="T21">Sensitivity to outliers:</text:span> Because the maximal margin classifier seeks to maximize the distance between the decision boundary and the nearest points from either class, it <text:span text:style-name="T2">is sensitive to the presence of outliers in the training data</text:span>. Outliers can significantly influence the position of the decision boundary, which can negatively impact the performance of the classifier.</text:p>
      <text:p text:style-name="P1"><text:span text:style-name="T21">Limited handling of imbalanced datasets:</text:span> In imbalanced datasets, where one class is significantly more prevalent than the other, the maximal margin classifier <text:span text:style-name="T2">may be biased towards the more prevalent class</text:span>. This can result in poor performance on the minority class.</text:p>
      <text:p text:style-name="P1"><text:span text:style-name="T21">Computational complexity:</text:span> The optimization problem that is solved to find the maximal margin hyperplane can be <text:span text:style-name="T2">computationally expensive, especially for large datasets</text:span>. This can be a drawback in situations where speed is a concern.</text:p>
      <text:p text:style-name="P1">It is worth noting that these drawbacks are not necessarily unique to maximal margin classifiers, and may also apply to other linear models. As with any model, it is important to carefully evaluate the trade-offs and choose the appropriate classifier for a given problem.</text:p>
      <text:p text:style-name="P1"/>
      <text:list xml:id="list154435570669487" text:continue-numbering="true" text:style-name="L1">
        <text:list-item>
          <text:p text:style-name="P40"><text:span text:style-name="T12"><text:s/></text:span><text:span text:style-name="T6">Briefly describe soft margin clasifiers.</text:span></text:p>
        </text:list-item>
      </text:list>
      <text:p text:style-name="P18">Soft margin classifiers are a <text:span text:style-name="T2">variant of support vector machines (SVMs) that allow for some misclassification of the training examples</text:span>. They are used in cases where the training data is not perfectly separable, or when there is a need to balance the trade-off between the size of the margin and the number of misclassified examples.</text:p>
      <text:p text:style-name="P1">In a soft margin classifier, <text:span text:style-name="T2">the optimization problem that is solved to find the separating hyperplane is modified to allow for a certain number of misclassified examples, called the </text:span><text:span text:style-name="T4">"slack variables"</text:span>. <text:span text:style-name="T21">The optimization problem seeks to find the hyperplane that maximally separates the positive and negative examples, while also minimizing the sum of the slack variables</text:span>. This allows the model to "soften" the decision boundary, making it more flexible and capable of handling cases where the data is not perfectly separable.</text:p>
      <text:p text:style-name="P1"><text:soft-page-break/></text:p>
      <text:p text:style-name="P13"><text:span text:style-name="T21">The trade-off between the size of the margin and the number of misclassified examples is controlled by a hyperparameter called the "regularization parameter"</text:span>. A larger regularization parameter results in a wider margin and fewer misclassified examples, while a smaller regularization parameter results in a narrower margin and more misclassified examples.</text:p>
      <text:p text:style-name="P1">Soft margin classifiers are useful in cases where the training data is not perfectly separable, or when there is a need to balance the trade-off between the size of the margin and the number of misclassified examples. However, they can be more complex to train and may require more computational resources than maximal margin classifiers.</text:p>
      <text:p text:style-name="P1"/>
      <text:list xml:id="list154435133163676" text:continue-numbering="true" text:style-name="L1">
        <text:list-item>
          <text:p text:style-name="P40"><text:span text:style-name="T12"><text:s/></text:span><text:span text:style-name="T6">What are the differences between soft margin classifier and maximal margin classifier?</text:span></text:p>
        </text:list-item>
      </text:list>
      <text:p text:style-name="P13">The main difference between soft margin classifiers and maximal margin classifiers is the way they handle misclassified examples in the training data. <text:span text:style-name="T2">Maximal margin classifiers seek to find the hyperplane that maximally separates the positive and negative examples, and do not allow any misclassifications. In contrast, soft margin classifiers allow for some misclassification of the training examples, and seek to find the hyperplane that maximally separates the examples while also minimizing the number of misclassified examples.</text:span></text:p>
      <text:p text:style-name="P17">Another difference between the two is that maximal margin classifiers are only applicable when the training data is linearly separable, while soft margin classifiers can be used in cases where the data is not perfectly separable.</text:p>
      <text:p text:style-name="P1">In general, maximal margin classifiers are simpler and more efficient to train, but may be less flexible and less robust to noise or outliers in the data. Soft margin classifiers, on the other hand, are more flexible and can handle cases where the data is not perfectly separable, but may be more complex to train and require more computational resources.</text:p>
      <text:p text:style-name="P1"/>
      <text:list xml:id="list154434999058257" text:continue-numbering="true" text:style-name="L1">
        <text:list-item>
          <text:p text:style-name="P40"><text:span text:style-name="T12"><text:s/></text:span><text:span text:style-name="T6">What is the C parameter in soft margin classifier?</text:span></text:p>
        </text:list-item>
      </text:list>
      <text:p text:style-name="P18">In a soft margin classifier, the C parameter <text:span text:style-name="T2">is a hyperparameter that controls the trade-off between the size of the margin and the number of misclassified examples</text:span>. It determines the importance of the slack variables, which are used to allow for some misclassification of the training examples.</text:p>
      <text:p text:style-name="P13"><text:span text:style-name="T21">A larger C value results in a narrower margin and more misclassified examples</text:span>, as the model is more willing to "violate" the constraints imposed by the slack variables in order to fit the data. <text:span text:style-name="T21">A smaller C value results in a wider margin and fewer misclassified examples</text:span>, as the model is <text:soft-page-break/>more willing to "relax" the constraints imposed by the slack variables in order to increase the size of the margin.</text:p>
      <text:p text:style-name="P1">The optimal value of C depends on the specific characteristics of the training data and the desired balance between the size of the margin and the number of misclassified examples. In general, it is a good idea to try a range of C values and choose the one that produces the best performance on the validation set.</text:p>
      <text:p text:style-name="P1"/>
      <text:list xml:id="list154435312656891" text:continue-numbering="true" text:style-name="L1">
        <text:list-item>
          <text:p text:style-name="P40"><text:span text:style-name="T12"><text:s/></text:span><text:span text:style-name="T6">Can soft margin classifiers always be fitted?</text:span></text:p>
        </text:list-item>
      </text:list>
      <text:p text:style-name="P13"><text:span text:style-name="T2">Soft margin classifiers can generally be fitted to any binary classification problem, even if the training data is not perfectly separable</text:span>. This is because they allow for some misclassification of the training examples, which makes them more flexible and able to handle cases where the data is not linearly separable.</text:p>
      <text:p text:style-name="P1">However, it is important to note that the performance of a soft margin classifier may not always be satisfactory, depending on the specific characteristics of the data and the desired balance between the size of the margin and the number of misclassified examples. In some cases, it may be necessary to use more complex models or algorithms to achieve good performance on a given classification problem.</text:p>
      <text:p text:style-name="P18">It is also worth noting that even if a soft margin classifier can be fitted, it may not always be the best choice for a particular problem. For example, in some cases, a classifier with a smaller margin may be more robust to noise or outliers, or may be more suited to the specific characteristics of the data. As such, it is important to consider the trade-offs and choose the appropriate classifier for a given problem.</text:p>
      <text:p text:style-name="P1"><text:span text:style-name="T21">Slack variables:</text:span> Slack variables are variables that are used to allow for some misclassification of the training examples in the optimization problem that is solved to find the separating hyperplane. <text:span text:style-name="T2">The optimization problem seeks to find the hyperplane that maximally separates the positive and negative examples, while also minimizing the sum of the slack variables</text:span>. This allows the model to "soften" the decision boundary, making it more flexible and capable of handling cases where the data is not perfectly separable.</text:p>
      <text:p text:style-name="P1">In general, slack variables and the C parameter are used together to introduce tolerance for misclassified examples in a soft margin classifier. The C parameter determines the overall importance of the slack variables, while the slack variables allow for misclassification of the training examples in a way that is controlled by the C parameter.</text:p>
      <text:p text:style-name="P1"/>
      <text:p text:style-name="P1"/>
      <text:p text:style-name="P1"><text:soft-page-break/></text:p>
      <text:list xml:id="list154436855485789" text:continue-numbering="true" text:style-name="L1">
        <text:list-item>
          <text:p text:style-name="P40"><text:span text:style-name="T12"><text:s/></text:span><text:span text:style-name="T6">Describe two types of kernels for SVMs.</text:span></text:p>
        </text:list-item>
      </text:list>
      <text:p text:style-name="P18">In support vector machines (SVMs), <text:span text:style-name="T21">a kernel</text:span> <text:span text:style-name="T2">is a function that is used to compute the dot product of two examples in a transformed feature space</text:span>. <text:span text:style-name="T21">Kernels are used to enable SVMs to perform non-linear classification by mapping the examples into a higher-dimensional space in which they become linearly separable</text:span>.</text:p>
      <text:p text:style-name="P1">There are many different types of kernels that can be used with SVMs, but some of the most common ones include:</text:p>
      <text:p text:style-name="P13"><text:span text:style-name="T21">Linear kernel:</text:span> <text:span text:style-name="T2">The linear kernel is the simplest kernel, and is used when the data is linearly separable</text:span>. <text:span text:style-name="T25">It simply computes the dot product of the examples in the original feature space, without any transformation</text:span>.</text:p>
      <text:p text:style-name="P1"><text:span text:style-name="T21">Polynomial kernel:</text:span> <text:span text:style-name="T2">The polynomial kernel is a non-linear kernel that is used when the data is not linearly separable</text:span>. <text:span text:style-name="T25">It computes the dot product of the examples in a transformed feature space, where the transformation is defined by a polynomial of a specified degree</text:span>.</text:p>
      <text:p text:style-name="P18"><text:span text:style-name="T21">Radial basis function (RBF) kernel:</text:span> <text:span text:style-name="T2">The RBF kernel is a non-linear kernel that is used when the data is not linearly separable</text:span>. <text:span text:style-name="T25">It computes the dot product of the examples in a transformed feature space, where the transformation is defined by a radial basis function</text:span>. The RBF kernel is often used in practice due to its good performance and relatively simple implementation.</text:p>
      <text:p text:style-name="P1">There are many other types of kernels that can be used with SVMs, and the appropriate kernel to use will depend on the specific characteristics of the data and the desired properties of the model.</text:p>
      <text:p text:style-name="P1"/>
      <text:list xml:id="list154435800601133" text:continue-numbering="true" text:style-name="L1">
        <text:list-item>
          <text:p text:style-name="P40"><text:span text:style-name="T12"><text:s/></text:span><text:span text:style-name="T6">What is a radial kernel </text:span><text:span text:style-name="T8">(</text:span><text:span text:style-name="T6">Gaussian kernel</text:span><text:span text:style-name="T8">)</text:span><text:span text:style-name="T6">?</text:span></text:p>
        </text:list-item>
      </text:list>
      <text:p text:style-name="P18">A radial kernel, <text:span text:style-name="T2">also known as a radial basis function (RBF) kernel</text:span>, is a type of kernel used in support vector machines (SVMs) and other kernel-based learning algorithms. <text:span text:style-name="T2">It is a non-linear kernel that is used when the data is not linearly separable</text:span>.</text:p>
      <text:p text:style-name="P1">The RBF kernel is defined as a similarity function between examples in the feature space, and is based on the distance between the examples. It computes the dot product of the examples in a transformed feature space, where the transformation is defined by a radial basis function. The RBF kernel is often used in practice due to its good performance and relatively simple implementation.</text:p>
      <text:p text:style-name="P18"><text:span text:style-name="T21">The RBF kernel has a single hyperparameter, called the "gamma" parameter, which determines the shape of the radial basis function</text:span>. A larger gamma value results in a more complex model, with a higher degree of fit to the training data. A smaller gamma value results in a <text:soft-page-break/>simpler model, with a lower degree of fit to the training data. The optimal value of gamma depends on the specific characteristics of the data and the desired properties of the model.</text:p>
      <text:p text:style-name="P1"/>
      <text:list xml:id="list154436131925065" text:continue-numbering="true" text:style-name="L1">
        <text:list-item>
          <text:p text:style-name="P40"><text:span text:style-name="T12"><text:s/></text:span><text:span text:style-name="T6">How can a SVM be used for multiclass classification?</text:span></text:p>
        </text:list-item>
      </text:list>
      <text:p text:style-name="P18">There are several ways to use support vector machines (SVMs) for multiclass classification, which is the problem of classifying examples into one of three or more classes. Some of the most common approaches include:</text:p>
      <text:p text:style-name="P24"><text:span text:style-name="T21">One-versus-rest (OVR) classification:</text:span> In OVR classification, <text:span text:style-name="T2">a separate SVM is trained for each class, with the goal of distinguishing that class from the rest</text:span>. At test time, the classifier that produces the highest score is chosen as the predicted class. This approach is simple and easy to implement, but can be inefficient and may not always produce the best results.</text:p>
      <text:p text:style-name="P18"><text:span text:style-name="T21">One-versus-one (OVO) classification:</text:span> In OVO classification, <text:span text:style-name="T2">a separate SVM is trained for each pair of classes, with the goal of distinguishing one class from the other</text:span>. At test time, the class that wins the most pairwise comparisons is chosen as the predicted class. This approach is more computationally expensive than OVR classification, but tends to produce better results.</text:p>
      <text:p text:style-name="P1"><text:span text:style-name="T21">Multiclass SVM:</text:span> Some SVM algorithms are specifically designed to <text:span text:style-name="T2">handle multiclass classification problems directly, without the need to decompose the problem into multiple binary classification problems</text:span>. These algorithms can be more efficient and produce better results than the OVR or OVO approaches, but may be more complex to implement.</text:p>
      <text:p text:style-name="P13">Which approach is best will depend on the specific characteristics of the data and the desired properties of the model. In general, OVO classification tends to produce good results, but may be computationally expensive for large numbers of classes. Multiclass SVM algorithms can be more efficient and produce better results, but may be more complex to implement.</text:p>
      <text:p text:style-name="P1"/>
      <text:list xml:id="list154435429712387" text:continue-numbering="true" text:style-name="L1">
        <text:list-item>
          <text:p text:style-name="P40"><text:span text:style-name="T12"><text:s/></text:span><text:span text:style-name="T6">What is one-hot encoding?</text:span></text:p>
        </text:list-item>
      </text:list>
      <text:p text:style-name="P1">One-hot encoding <text:span text:style-name="T2">is a method used to represent categorical variables as numerical data</text:span>. <text:span text:style-name="T25">It involves creating a new binary column for each unique category in the data, and encoding the categories as a binary vector</text:span>.</text:p>
      <text:p text:style-name="P1">For example, consider a dataset with a categorical variable called "Color" that can take on the values "Red", "Green", and "Blue". To one-hot encode this variable, we would create three new binary columns: "Color_Red", "Color_Green", and "Color_Blue". For each row in the dataset, the corresponding column is set to 1 and the others are set to 0.</text:p>
      <text:p text:style-name="P1"/>
      <text:p text:style-name="P18"><text:soft-page-break/>For example, if the "Color" variable for a given row is "Red", the "Color_Red" column would be set to 1 and the "Color_Green" and "Color_Blue" columns would be set to 0. Similarly, if the "Color" variable for a given row is "Green", the "Color_Green" column would be set to 1 and the "Color_Red" and "Color_Blue" columns would be set to 0.</text:p>
      <text:p text:style-name="P1">One-hot encoding is commonly used in machine learning algorithms to convert categorical variables into a format that can be processed by the algorithms. It is <text:span text:style-name="T21">particularly useful for</text:span> handling categorical variables with a large number of categories, as it avoids the problem of assigning arbitrary numerical values to the categories, which can affect the performance of the model.</text:p>
      <text:p text:style-name="P18">One <text:span text:style-name="T21">disadvantage of one-hot encoding</text:span> is that it can result in a large number of columns, which can be computationally expensive and may lead to the curse of dimensionality. Additionally, it does not capture any inherent relationships between the categories, as each category is treated as an independent entity.</text:p>
      <text:p text:style-name="P1">In general, <text:span text:style-name="T2">one-hot encoding is a useful method for converting categorical variables into a numerical representation that can be used in machine learning algorithms</text:span>. However, it is important to consider the specific characteristics of the data and the desired properties of the model when deciding whether and how to use one-hot encoding.</text:p>
      <text:p text:style-name="P1"/>
      <text:list xml:id="list154436579151628" text:continue-numbering="true" text:style-name="L1">
        <text:list-item>
          <text:p text:style-name="P40"><text:span text:style-name="T12"><text:s/></text:span><text:span text:style-name="T6">How does One vs All SVM work? How does One vs One SVM work?</text:span></text:p>
        </text:list-item>
      </text:list>
      <text:p text:style-name="P18"><text:span text:style-name="T25">One-versus-rest (OVR) support vector machines (SVMs) and one-versus-one (OVO) SVMs are two methods used to extend binary SVMs to multiclass classification problems</text:span>.</text:p>
      <text:p text:style-name="P1"><text:span text:style-name="T21">In one-versus-rest (OVR) classification</text:span>, <text:span text:style-name="T2">a separate SVM is trained for each class, with the goal of distinguishing that class from the rest</text:span>. At test time, the classifier that produces the highest score is chosen as the predicted class. For example, if we have a multiclass classification problem with three classes, "A", "B", and "C", OVR classification would involve training three binary SVMs: one to distinguish class "A" from the rest, one to distinguish class "B" from the rest, and one to distinguish class "C" from the rest.</text:p>
      <text:p text:style-name="P18"><text:span text:style-name="T21">In one-versus-one (OVO) classification</text:span>, <text:span text:style-name="T2">a separate SVM is trained for each pair of classes, with the goal of distinguishing one class from the other</text:span>. At test time, the class that wins the most pairwise comparisons is chosen as the predicted class. For example, if we have a multiclass classification problem with three classes, "A", "B", and "C", OVO classification would involve training three binary SVMs: one to distinguish class "A" from class "B", one to distinguish class "A" from class "C", and one to distinguish class "B" from class "C".</text:p>
      <text:p text:style-name="P1"><text:soft-page-break/></text:p>
      <text:p text:style-name="P1">Both <text:span text:style-name="T2">OVR and OVO classification are widely used methods for extending binary SVMs to multiclass classification problems</text:span>. OVO classification tends to produce better results, but may be computationally expensive for large numbers of classes. OVR classification is simpler and easier to implement, but may not always produce the best results.</text:p>
      <text:p text:style-name="P1"/>
      <text:list xml:id="list154435417827142" text:continue-numbering="true" text:style-name="L1">
        <text:list-item>
          <text:p text:style-name="P40"><text:span text:style-name="T12"><text:s/></text:span><text:span text:style-name="T6">How can we use categorical variables in an SVM?</text:span></text:p>
        </text:list-item>
      </text:list>
      <text:p text:style-name="P18">Support vector machines (SVMs) are designed to work with numerical data, so categorical variables must be converted into a numerical representation before they can be used as input to an SVM. <text:span text:style-name="T2">One common method for doing this is one-hot encoding, which involves creating a new binary column for each unique category in the data, and encoding the categories as a binary vector</text:span>.</text:p>
      <text:p text:style-name="P1">Once the categorical variables have been one-hot encoded, they can be used as input to an SVM just like any other numerical variables. </text:p>
      <text:p text:style-name="P1"/>
      <text:list xml:id="list154436002693199" text:continue-numbering="true" text:style-name="L1">
        <text:list-item>
          <text:p text:style-name="P40"><text:span text:style-name="T12"><text:s/></text:span><text:span text:style-name="T6">How does a Naïve Bayes classifier work?</text:span></text:p>
        </text:list-item>
      </text:list>
      <text:p text:style-name="P18"><text:span text:style-name="T2">A Naive Bayes classifier is a simple probabilistic classifier based on the application of Bayes' theorem with strong (naive) independence assumptions</text:span>. <text:span text:style-name="T25">It is designed to predict the class of a given example by computing the probabilities of the example belonging to each class, and selecting the class with the highest probability</text:span>.</text:p>
      <text:p text:style-name="P1">In order to predict the class of an example, the Naive Bayes classifier first needs to be trained on a labeled dataset, where the class labels are known. <text:span text:style-name="T2">During training, the classifier estimates the probability of each feature belonging to each class</text:span>, based on the frequency of the feature in the training examples belonging to each class. <text:span text:style-name="T2">The classifier also estimates the prior probability of each class, based on the frequency of examples belonging to each class in the training data</text:span>.</text:p>
      <text:p text:style-name="P18">Once the classifier has been trained, <text:span text:style-name="T2">it can be used to predict the class of a new example by computing the posterior probability of the example belonging to each class,</text:span> based on the prior probabilities of the classes and the estimated probabilities of the features belonging to each class. <text:span text:style-name="T21">The class with the highest posterior probability is chosen as the predicted class.</text:span></text:p>
      <text:p text:style-name="P3"/>
      <text:list xml:id="list154436035056189" text:continue-numbering="true" text:style-name="L1">
        <text:list-item>
          <text:p text:style-name="P41"><text:span text:style-name="T12"><text:s/></text:span><text:span text:style-name="T6">What are the major pros and cons of the Naïve Bayes classifier?</text:span></text:p>
        </text:list-item>
      </text:list>
      <text:p text:style-name="P18">Some of the <text:span text:style-name="T2">major pros </text:span>of the Naive Bayes classifier are:</text:p>
      <text:list xml:id="list1264097013" text:style-name="L2">
        <text:list-item>
          <text:p text:style-name="P32">It is simple and easy to implement;</text:p>
        </text:list-item>
        <text:list-item>
          <text:p text:style-name="P32"><text:soft-page-break/>It is fast and efficient, particularly for large datasets;</text:p>
        </text:list-item>
        <text:list-item>
          <text:p text:style-name="P32">It can handle missing values and handle both continuous and discrete data;</text:p>
        </text:list-item>
        <text:list-item>
          <text:p text:style-name="P32">It is relatively robust to the presence of irrelevant features.</text:p>
        </text:list-item>
      </text:list>
      <text:p text:style-name="P18">Some of the <text:span text:style-name="T21">major cons</text:span> of the Naive Bayes classifier are:</text:p>
      <text:list xml:id="list3181816474" text:style-name="L3">
        <text:list-item>
          <text:p text:style-name="P33">It makes the strong independence assumption, which may not always hold in practice;</text:p>
        </text:list-item>
        <text:list-item>
          <text:p text:style-name="P33">It can perform poorly when the number of features is large and the number of examples is small;</text:p>
        </text:list-item>
        <text:list-item>
          <text:p text:style-name="P33">It can be sensitive to the choice of smoothing parameters.</text:p>
        </text:list-item>
      </text:list>
      <text:p text:style-name="P1">In general, <text:span text:style-name="T2">the Naive Bayes classifier is a fast and simple method for performing probabilistic classification, and can be a good choice for problems with large datasets and a moderate number of features</text:span>. However, it is important to consider the specific characteristics of the data and the desired properties of the model when deciding whether to use a Naive Bayes classifier.</text:p>
      <text:p text:style-name="P1"/>
      <text:list xml:id="list513850701" text:style-name="L4">
        <text:list-item>
          <text:p text:style-name="P42"><text:span text:style-name="T12"><text:s/></text:span><text:span text:style-name="T6">Can Naïve Bayes classifiers be fitted with all kinds of values and missing values?</text:span></text:p>
        </text:list-item>
      </text:list>
      <text:p text:style-name="P27"><text:span text:style-name="T2">Yes, Naive Bayes classifiers can be fitted with all kinds of values, including missing values. However, the performance of a Naive Bayes classifier may be affected by the presence of missing values in the training data</text:span>.</text:p>
      <text:p text:style-name="P26">One way to handle missing values when fitting a Naive Bayes classifier is to impute the missing values using the mean or median of the non-missing values for that feature. Another option is to use a variant of the Naive Bayes classifier that is specifically designed to handle missing values, such as the missing value estimation (MVE) method.</text:p>
      <text:p text:style-name="P26">It is also possible to use a different machine learning algorithm that is better suited to handling missing values, such as decision trees or k-nearest neighbors.</text:p>
      <text:p text:style-name="P26"/>
      <text:list xml:id="list154435338797202" text:continue-numbering="true" text:style-name="L4">
        <text:list-item>
          <text:p text:style-name="P29"><text:s/>How does a kNN algorithm works?</text:p>
        </text:list-item>
      </text:list>
      <text:p text:style-name="P18">k-nearest neighbors (kNN) is a supervised machine learning algorithm used for classification and regression. In both cases, the input consists of the k closest training examples in the feature space.</text:p>
      <text:p text:style-name="P1"><text:span text:style-name="T21">For classification, the output is a class membership</text:span>. <text:span text:style-name="T2">An object is classified by a majority vote of its neighbors, with the object being assigned to the class most common among its k nearest neighbors</text:span> (k is a positive integer, typically small). If k = 1, then the object is simply assigned to the class of that single nearest neighbor.</text:p>
      <text:p text:style-name="P1"><text:soft-page-break/></text:p>
      <text:p text:style-name="P13"><text:span text:style-name="T21">For regression, the output is the property value for the object</text:span>. <text:span text:style-name="T2">This value is the average of the values of its k nearest neighbors</text:span>.</text:p>
      <text:p text:style-name="P1">In either case, the distance between points in the feature space is typically measured using Euclidean distance. However, other distance metrics can also be used.</text:p>
      <text:p text:style-name="P22">To classify a new data point using a kNN algorithm, the following steps are typically followed:</text:p>
      <text:list xml:id="list2003575282" text:style-name="L5">
        <text:list-item>
          <text:p text:style-name="P34">Calculate the distance between the new data point and all points in the training set.</text:p>
        </text:list-item>
        <text:list-item>
          <text:p text:style-name="P34">Sort the training set by increasing distance from the new data point.</text:p>
        </text:list-item>
        <text:list-item>
          <text:p text:style-name="P34">Select the k-nearest neighbors, where k is a user-specified parameter.</text:p>
        </text:list-item>
        <text:list-item>
          <text:p text:style-name="P34">Assign the new data point to the most common class among its k nearest neighbors.</text:p>
        </text:list-item>
      </text:list>
      <text:p text:style-name="P18">One of the main advantages of kNN is that it is a simple and intuitive algorithm that is easy to implement and can be used for both classification and regression. However, it can be computationally expensive to calculate the distances between the new data point and all points in the training set, especially if the training set is large. Additionally, kNN can be sensitive to the choice of k and the distance metric used.</text:p>
      <text:p text:style-name="P1"/>
      <text:list xml:id="list347964504" text:style-name="L6">
        <text:list-item>
          <text:p text:style-name="P43"><text:span text:style-name="T12"><text:s/></text:span><text:span text:style-name="T6">Why a kNN algorithm does not need to be fitted?</text:span></text:p>
        </text:list-item>
      </text:list>
      <text:p text:style-name="P18">k-nearest neighbors (kNN) is a type of instance-based learning, or lazy learning, where the function is only approximated locally and all computation is deferred until classification. <text:span text:style-name="T2">The kNN algorithm does not require a training phase and can be used directly for classification</text:span>.</text:p>
      <text:p text:style-name="P1">Contrast this with other types of algorithms, such as decision trees and neural networks, which do require a training phase and must be "fitted" to the training data in order to learn a function that can be used to make predictions on new data.</text:p>
      <text:p text:style-name="P18"><text:span text:style-name="T21">Because kNN does not need to be fitted to the training data, it is often called a "lazy learner".</text:span> This can be a disadvantage in situations where the training data is large, because it can be computationally expensive to find the k nearest neighbors for each new data point at classification time. However, it can also be an advantage in situations where the training data is small, or if the data is highly dynamic and the model needs to be updated frequently.</text:p>
      <text:p text:style-name="P1"/>
      <text:list xml:id="list154436136024386" text:continue-numbering="true" text:style-name="L6">
        <text:list-item>
          <text:p text:style-name="P43"><text:span text:style-name="T12"><text:s/></text:span><text:span text:style-name="T6">What are the parameters in kNN? (k and d)</text:span></text:p>
        </text:list-item>
      </text:list>
      <text:p text:style-name="P18">In a k-nearest neighbors (kNN) algorithm, there are <text:span text:style-name="T2">two main parameters</text:span> that the user must specify:</text:p>
      <text:p text:style-name="P1"/>
      <text:p text:style-name="P12"><text:soft-page-break/><text:span text:style-name="T20">T</text:span><text:span text:style-name="T18">he number of nearest neighbors</text:span><text:span text:style-name="T19"> k</text:span><text:span text:style-name="T18">:</text:span><text:span text:style-name="T12"> The parameter k </text:span><text:span text:style-name="T5">is a positive integer that specifies how many of the nearest neighbors to consider when making a prediction</text:span><text:span text:style-name="T12">. A larger value of k can make the model more robust to noise, but a smaller value of k may be more sensitive to local patterns in the data. Choosing an appropriate value of k can be a trade-off and may require some experimentation.</text:span></text:p>
      <text:p text:style-name="P18"><text:span text:style-name="T23">The d</text:span><text:span text:style-name="T21">istance metric:</text:span> The distance metric <text:span text:style-name="T2">is a function that is used to calculate the distance between two points in the feature space</text:span>. <text:span text:style-name="T25">Common distance metrics include Euclidean distance and Manhattan distance</text:span>. The choice of distance metric can affect the performance of the kNN algorithm and may require some experimentation to determine the best one for a given problem.</text:p>
      <text:p text:style-name="P1"/>
      <text:list xml:id="list154435688013695" text:continue-numbering="true" text:style-name="L6">
        <text:list-item>
          <text:p text:style-name="P43"><text:span text:style-name="T12"><text:s/></text:span><text:span text:style-name="T6">What are the most common metrics in kNN?</text:span></text:p>
        </text:list-item>
      </text:list>
      <text:p text:style-name="P18">There are many different distance metrics that can be used in a k-nearest neighbors (kNN) algorithm. Some of the most common ones include:</text:p>
      <text:p text:style-name="P1"><text:span text:style-name="T21">Euclidean distance:</text:span> This is the most widely used distance metric and is simply the straight-line distance between two points in Euclidean space. It <text:span text:style-name="T2">is calculated as the square root of the sum of the squares of the differences between the coordinates of the points</text:span>.</text:p>
      <text:p text:style-name="P19"><text:span text:style-name="T21">Manhattan distance:</text:span> This distance metric, also known as <text:span text:style-name="T2">"taxi cab" distance</text:span>, <text:span text:style-name="T2">is calculated as the sum of the absolute differences of the coordinates of the points</text:span>. It is named after the way that a taxi driver would navigate through a grid of streets to get to a destination.</text:p>
      <text:p text:style-name="P1"><text:span text:style-name="T21">Minkowski distance:</text:span> This distance metric is a generalization of both Euclidean distance and Manhattan distance and is calculated <text:span text:style-name="T2">as the sum of the absolute differences of the coordinates of the points, raised to the power of p</text:span>. When p = 2, this becomes Euclidean distance, and when p = 1, it becomes Manhattan distance.</text:p>
      <text:p text:style-name="P18"><text:span text:style-name="T21">Cosine similarity:</text:span> This distance metric is often used when working with text data or high-dimensional data and <text:span text:style-name="T2">is based on the angle between two vectors</text:span>. It ranges from -1 (completely dissimilar) to 1 (completely similar).</text:p>
      <text:p text:style-name="P1"><text:span text:style-name="T21">Jaccard similarity:</text:span> This distance metric is often used when working with binary data and is based on the size of the intersection and union of two sets. It ranges from 0 (completely dissimilar) to 1 (completely similar).</text:p>
      <text:p text:style-name="P13">There is no "best" distance metric, and the choice of which one to use can depend on the nature of the data and the specific requirements of the problem.</text:p>
      <text:p text:style-name="P1"/>
      <text:p text:style-name="P4"><text:soft-page-break/><text:span text:style-name="T30">W</text:span>hy do we said that KNN doesn't <text:s/>need a training phase?</text:p>
      <text:p text:style-name="P13">k-nearest neighbors (kNN) is a type of instance-based learning, or lazy learning, where the function is only approximated locally and all computation is deferred until classification. This means that the kNN algorithm does not require a training phase to learn a model from the training data. Instead, it simply stores the training data and waits until a new data point is encountered, at which point it uses the stored training data to make a prediction.</text:p>
      <text:p text:style-name="P1">In contrast, other types of machine learning algorithms, such as decision trees and neural networks, do require a training phase in which they learn a model from the training data. This model is then used to make predictions on new data.</text:p>
      <text:p text:style-name="P13">One of the main advantages of kNN is that it is a simple and intuitive algorithm that is easy to implement and can be used for both classification and regression. However, it can be computationally expensive to find the k nearest neighbors for each new data point at classification time, especially if the training set is large. Additionally, kNN can be sensitive to the choice of the k and the distance metric used.</text:p>
      <text:p text:style-name="P1"/>
      <text:list xml:id="list154435799738507" text:continue-numbering="true" text:style-name="L6">
        <text:list-item>
          <text:p text:style-name="P43"><text:span text:style-name="T12"><text:s/></text:span><text:span text:style-name="T6">What is the impact of k in kNN predictions? How does it work?</text:span></text:p>
        </text:list-item>
      </text:list>
      <text:p text:style-name="P18">The parameter k in a k-nearest neighbors (kNN) algorithm has a significant impact on the predictions made by the model.</text:p>
      <text:p text:style-name="P1"><text:span text:style-name="T2">A larger value of k can make the model more robust to noise, as it considers more neighbors and therefore takes into account a larger number of points in the training set.</text:span> This can lead to smoother decision boundaries and a lower variance model. However, <text:span text:style-name="T2">a larger value of k can also make the model more computationally expensive</text:span>, as it requires more distance calculations.</text:p>
      <text:p text:style-name="P18"><text:span text:style-name="T2">A smaller value of k can make the model more sensitive to local patterns in the data and can lead to a higher variance model</text:span>. This can result in a model that is more prone to overfitting, but may also be more accurate on the training data.</text:p>
      <text:p text:style-name="P1">In general, it is a good idea to try a few different values of k and evaluate the model's performance on the validation set to determine the optimal value for a given problem. It is also possible to use cross-validation to select the best value of k.</text:p>
      <text:p text:style-name="P1"/>
      <text:list xml:id="list3640447878" text:style-name="L7">
        <text:list-item>
          <text:p text:style-name="P30">What happens if k&gt;=n in kNN?</text:p>
        </text:list-item>
      </text:list>
      <text:p text:style-name="P18">In a k-nearest neighbors (kNN) algorithm, the value of k must be chosen such that k &lt; n, where n is the number of samples in the training set. <text:span text:style-name="T2">If k is equal to or greater than n, it is not possible to find k distinct neighbors in the training set</text:span>.</text:p>
      <text:p text:style-name="P1"><text:soft-page-break/></text:p>
      <text:p text:style-name="P18">If k is set to a value equal to or greater than n, it is possible that all of the samples in the training set will be considered neighbors of the new data point. This can lead to a situation where the new data point is classified or predicted based on the class or value of the entire training set, rather than just a subset of the nearest neighbors.</text:p>
      <text:p text:style-name="P1"><text:span text:style-name="T2">In general, it is a good idea to choose a value of k that is small enough to capture the local structure of the data, but large enough to smooth out any noise</text:span>. A common heuristic is to choose a value of k that is the square root of the number of samples in the training set, although this value may not always be optimal and may require some experimentation.</text:p>
      <text:p text:style-name="P1"/>
      <text:list xml:id="list154436806504904" text:continue-numbering="true" text:style-name="L7">
        <text:list-item>
          <text:p text:style-name="P30">How does kNN work in regression?</text:p>
        </text:list-item>
      </text:list>
      <text:p text:style-name="P1">In a k-nearest neighbors (kNN) algorithm for regression, <text:span text:style-name="T2">the output is the property value for a new data point. This value is determined by averaging the values of the k nearest neighbors in the training set</text:span>.</text:p>
      <text:p text:style-name="P1">To make a prediction using a kNN algorithm for regression, the following steps are typically followed:</text:p>
      <text:list xml:id="list3399371605" text:style-name="L8">
        <text:list-item>
          <text:p text:style-name="P35">Calculate the distance between the new data point and all points in the training set.</text:p>
        </text:list-item>
        <text:list-item>
          <text:p text:style-name="P35">Sort the training set by increasing distance from the new data point.</text:p>
        </text:list-item>
        <text:list-item>
          <text:p text:style-name="P35">Select the k-nearest neighbors, where k is a user-specified parameter.</text:p>
        </text:list-item>
        <text:list-item>
          <text:p text:style-name="P35">Calculate the average of the property values for the k nearest neighbors. This average value is the predicted property value for the new data point.</text:p>
        </text:list-item>
      </text:list>
      <text:p text:style-name="P1">One of the main advantages of kNN for regression is that it is a simple and intuitive algorithm that is easy to implement. However, it can be computationally expensive to calculate the distances between the new data point and all points in the training set, especially if the training set is large. Additionally, kNN can be sensitive to the choice of k and the distance metric used.</text:p>
      <text:p text:style-name="P1"/>
      <text:list xml:id="list1377343868" text:style-name="L9">
        <text:list-item>
          <text:p text:style-name="P44"><text:span text:style-name="T12"><text:s/></text:span><text:span text:style-name="T6">Why kNN is defined as “local estimator”?</text:span></text:p>
        </text:list-item>
      </text:list>
      <text:p text:style-name="P15">A k-nearest neighbors (kNN) algorithm is often referred to as a "local estimator" <text:span text:style-name="T2">because it makes predictions based on a local region of the training data</text:span>. Specifically, the prediction for a new data point is based on the values of the k nearest neighbors in the training set, where k is a user-specified parameter.</text:p>
      <text:p text:style-name="P20">In contrast, other types of machine learning algorithms, such as linear regression or support vector machines, make predictions based on a global model that is learned from the entire training set. These algorithms are often referred to as "global estimators" because they make predictions based <text:soft-page-break/>on the overall trend or pattern observed in the training data.</text:p>
      <text:p text:style-name="P18"><text:span text:style-name="T21">One of the main advantages of kNN as a local estimator is that it can capture nonlinear relationships in the data and is able to adapt to changes in the underlying distribution of the data.</text:span> However, it can also be a disadvantage in situations where the training data is highly variable or noisy, as the predictions may be heavily influenced by the values of a few unusual or outlier points.</text:p>
      <text:p text:style-name="P1">In general, the choice between using a local estimator or a global estimator depends on the nature of the data and the specific requirements of the problem. Both types of estimators have their own strengths and weaknesses, and it may be necessary to try a few different approaches to determine the best one for a given problem.</text:p>
      <text:p text:style-name="P1"/>
      <text:list xml:id="list154435311954575" text:continue-numbering="true" text:style-name="L9">
        <text:list-item>
          <text:p text:style-name="P44"><text:span text:style-name="T12"><text:s/></text:span><text:span text:style-name="T6">Can kNN be fitted with all kinds of variables?</text:span></text:p>
        </text:list-item>
      </text:list>
      <text:p text:style-name="P18">k-nearest neighbors (kNN)<text:span text:style-name="T2"> is a versatile algorithm that can be used with a wide range of data types, including numerical, categorical, and binary data</text:span>. However, some types of data may be more challenging to use with a kNN algorithm than others.</text:p>
      <text:p text:style-name="P1">One of the main challenges when using kNN with categorical data is determining how to measure the distance between data points. One option is to use a distance metric such as the Hamming distance, which measures the number of different attributes between two points. Another option is to use dummy coding or one-hot encoding to convert the categorical variables into a numerical representation, and then use a standard distance metric such as Euclidean distance.</text:p>
      <text:p text:style-name="P18">Binary data can also be challenging to use with a kNN algorithm, as the distance between two points is either 0 or 1, depending on whether the values are the same or different. This can lead to a situation where most points in the feature space are either 0 distance or 1 distance away from all other points, which can make it difficult to distinguish between the nearest neighbors.</text:p>
      <text:p text:style-name="P1">In general, it is a good idea to carefully consider the nature of the data when using a kNN algorithm, and to choose a distance metric and preprocessing steps that are appropriate for the type of data being used.</text:p>
      <text:p text:style-name="P1"/>
      <text:list xml:id="list154435048137222" text:continue-numbering="true" text:style-name="L9">
        <text:list-item>
          <text:p text:style-name="P44"><text:span text:style-name="T12"><text:s/></text:span><text:span text:style-name="T6">Which are the main types of clustering families and their differences?</text:span></text:p>
        </text:list-item>
      </text:list>
      <text:p text:style-name="P18">There are several types of clustering methods, which can be broadly grouped into two categories: <text:span text:style-name="T2">hard clustering and soft clustering</text:span>.</text:p>
      <text:p text:style-name="P1"><text:span text:style-name="T21">In hard clustering</text:span>, each data point is assigned to exactly one cluster. <text:span text:style-name="T2">K-means clustering is a </text:span><text:soft-page-break/><text:span text:style-name="T2">popular method for hard clustering.</text:span> <text:span text:style-name="T25">In k-means clustering, the goal is to partition the data points into a predetermined number of clusters, such that the points within each cluster are more similar to each other than they are to points in other clusters</text:span>.</text:p>
      <text:p text:style-name="P18"><text:span text:style-name="T21">In soft clustering</text:span>, on the other hand, e<text:span text:style-name="T2">ach data point is assigned a probability or likelihood of belonging to each cluster</text:span>. Fuzzy c-means clustering is an example of soft clustering. In fuzzy c-means clustering, the goal is to find clusters such that each data point belongs to every cluster to a certain degree, rather than just one cluster as in hard clustering.</text:p>
      <text:p text:style-name="P1">Other types of clustering methods include:</text:p>
      <text:p text:style-name="P18"><text:span text:style-name="T21">Hierarchical clustering:</text:span> <text:span text:style-name="T2">This method generates clusters by creating a hierarchy of clusters, with the most similar data points being placed in the same cluster at the lowest level of the hierarchy.</text:span> There are two types of hierarchical clustering: <text:span text:style-name="T25">agglomerative, which starts with each data point in its own cluster and merges them into larger clusters as you move up the hierarchy; and divisive, which starts with all the data points in a single cluster and splits them into smaller clusters as you move down the hierarchy</text:span>.</text:p>
      <text:p text:style-name="P18"><text:span text:style-name="T21">Density-based clustering:</text:span> <text:span text:style-name="T2">This method identifies clusters as regions of high density in the data, surrounded by regions of low density</text:span>. DBSCAN (Density-Based Spatial Clustering of Applications with Noise) is a popular density-based clustering method.</text:p>
      <text:p text:style-name="P1"><text:span text:style-name="T21">Model-based clustering:</text:span> This method uses a statistical model to identify clusters in the data. The model is fit to the data, and the clusters are identified based on the model's parameters. Gaussian mixture models and hidden Markov models are examples of model-based clustering methods.</text:p>
      <text:p text:style-name="P1"/>
      <text:list xml:id="list154435078768169" text:continue-numbering="true" text:style-name="L9">
        <text:list-item>
          <text:p text:style-name="P44"><text:span text:style-name="T12"><text:s/></text:span><text:span text:style-name="T6">What is the difference between hierarchical clustering and K-means clustering?</text:span></text:p>
        </text:list-item>
      </text:list>
      <text:p text:style-name="P18">Hierarchical clustering and k-means clustering are two different methods for grouping data into clusters. Here are the main differences between these two methods:</text:p>
      <text:p text:style-name="P1"><text:span text:style-name="T21">Approach:</text:span> Hierarchical clustering is a "top-down" approach, in which clusters are created by splitting or merging existing clusters. K-means clustering is a "bottom-up" approach, in which clusters are created by assigning each data point to the closest cluster center.</text:p>
      <text:p text:style-name="P18"><text:span text:style-name="T21">Number of clusters:</text:span> <text:span text:style-name="T2">In hierarchical clustering, the number of clusters is not fixed in advance</text:span>. The user specifies a distance threshold, and all clusters that are closer together than this threshold are merged. <text:span text:style-name="T2">In k-means clustering, on the other hand, the user must specify the number of clusters (k) in advance</text:span>.</text:p>
      <text:p text:style-name="P1"><text:soft-page-break/></text:p>
      <text:p text:style-name="P18"><text:span text:style-name="T21">Speed:</text:span> <text:span text:style-name="T2">K-means clustering is generally faster than hierarchical clustering</text:span>, especially for large datasets. This is because k-means clustering has a linear time complexity with respect to the number of data points, while hierarchical clustering has a quadratic time complexity.</text:p>
      <text:p text:style-name="P1"><text:span text:style-name="T21">Quality of clusters:</text:span> <text:span text:style-name="T2">Hierarchical clustering can sometimes produce more meaningful clusters than k-means</text:span>, especially if the clusters have a non-globular shape. However, k-means can be more efficient and easier to interpret in some cases.</text:p>
      <text:p text:style-name="P1"/>
      <text:p text:style-name="P4"><text:s/>Here is an example of hierarchical clustering and k-means clustering applied to a larger dataset:</text:p>
      <text:p text:style-name="P23">Hierarchical clustering:</text:p>
      <text:p text:style-name="P1">Suppose we have the following eight data points: A (1,1); B (2,2); C (3,3); D (4,4); E (5,5); F (6,6); G (7,7); H (8,8). Using hierarchical clustering, we could group these points into two clusters as follows:</text:p>
      <text:list xml:id="list1492831097" text:style-name="L10">
        <text:list-item>
          <text:p text:style-name="P36">Start by treating each data point as a separate cluster.</text:p>
        </text:list-item>
        <text:list-item>
          <text:p text:style-name="P36">Calculate the distance between all pairs of clusters.</text:p>
        </text:list-item>
        <text:list-item>
          <text:p text:style-name="P36">Merge the two closest clusters (in this case, A and B, since they are closest to each other).</text:p>
        </text:list-item>
        <text:list-item>
          <text:p text:style-name="P36">Calculate the distance between the new cluster (A,B) and each of the remaining clusters (C,D,E,F,G,H).</text:p>
        </text:list-item>
        <text:list-item>
          <text:p text:style-name="P36">Merge the two closest clusters (in this case, the new cluster (A,B) and C, since they are closest to each other).</text:p>
        </text:list-item>
        <text:list-item>
          <text:p text:style-name="P36">Calculate the distance between the new cluster (A,B,C) and each of the remaining clusters (D,E,F,G,H).</text:p>
        </text:list-item>
        <text:list-item>
          <text:p text:style-name="P36">Merge the two closest clusters (in this case, the new cluster (A,B,C) and D, since they are closest to each other).</text:p>
        </text:list-item>
        <text:list-item>
          <text:p text:style-name="P36">Repeat this process until all the clusters are merged into a single cluster. The final cluster is (A,B,C,D,E,F,G,H).</text:p>
        </text:list-item>
      </text:list>
      <text:p text:style-name="P23">K-means clustering:</text:p>
      <text:p text:style-name="P1">Suppose we want to group the same eight data points into two clusters using k-means clustering. Here is one possible way this could be done:</text:p>
      <text:list xml:id="list1556208948" text:style-name="L11">
        <text:list-item>
          <text:p text:style-name="P37">Choose two initial cluster centers at random (for example, (1,1) and (8,8)).</text:p>
        </text:list-item>
        <text:list-item>
          <text:p text:style-name="P37">Assign each data point to the closest cluster center. In this case, A, B, and C are assigned to the first cluster, and D, E, F, G, and H are assigned to the second cluster.</text:p>
        </text:list-item>
        <text:list-item>
          <text:p text:style-name="P37"><text:soft-page-break/>Calculate the new cluster centers as the mean of the points in each cluster. The new cluster centers are (2,2) and (6,6).</text:p>
        </text:list-item>
        <text:list-item>
          <text:p text:style-name="P37">Assign each data point to the closest cluster center. In this case, A, B, and C are assigned to the first cluster, and D, E, F, G, and H are assigned to the second cluster.</text:p>
        </text:list-item>
        <text:list-item>
          <text:p text:style-name="P37">Calculate the new cluster centers again. The new cluster centers are (1.67,1.67) and (6.33,6.33).</text:p>
        </text:list-item>
        <text:list-item>
          <text:p text:style-name="P37">Assign each data point to the closest cluster center. In this case, all points are assigned to the same clusters as before.</text:p>
        </text:list-item>
        <text:list-item>
          <text:p text:style-name="P37">Calculate the new cluster centers again. They are unchanged from the previous iteration, so the algorithm stops. The final clusters are (A,B,C) and (D,E,F,G,H).</text:p>
        </text:list-item>
      </text:list>
      <text:p text:style-name="P1"/>
      <text:p text:style-name="P4"><text:span text:style-name="T31">I</text:span>n your k-means example, k is 2?</text:p>
      <text:p text:style-name="P1"><text:span text:style-name="T2">Yes, that's correct! In the k-means clustering example I gave, the value of k (the number of clusters) was set to 2</text:span>. In k-means clustering, the user must specify the number of clusters in advance. The algorithm then tries to partition the data points into k clusters such that the points within each cluster are more similar to each other than they are to points in other clusters.</text:p>
      <text:p text:style-name="P1"/>
      <text:p text:style-name="P4"><text:span text:style-name="T31">I</text:span>n the hierarchical example, since you have just one cluster at the end the prediction will always be the same?</text:p>
      <text:p text:style-name="P18">In the hierarchical clustering example I gave, the final result was a single cluster containing all the data points. However, this does not mean that the prediction will always be the same using hierarchical clustering.</text:p>
      <text:p text:style-name="P1">In hierarchical clustering, <text:span text:style-name="T2">the user specifies a distance threshold for merging clusters. The algorithm starts by treating each data point as a separate cluster, and then iteratively merges the closest clusters until all the clusters are merged into a single cluster or until the distance between the closest clusters is greater than the threshold</text:span>.</text:p>
      <text:p text:style-name="P18">Therefore, the final result of hierarchical clustering will depend on the distance threshold that is chosen. If the threshold is set to a very large value, then the algorithm will not merge any clusters and the final result will be many small clusters. On the other hand, if the threshold is set to a very small value, then the algorithm will merge all the clusters into a single cluster.</text:p>
      <text:p text:style-name="P1"/>
      <text:p text:style-name="P4">In clustering we don't have learning and predict phases?</text:p>
      <text:p text:style-name="P18">In clustering, the goal is to group data points into clusters such that the points within each cluster are more similar to each other than they are to points in other clusters. <text:span text:style-name="T2">Clustering is an unsupervised </text:span><text:soft-page-break/><text:span text:style-name="T2">learning method, meaning that it does not require labeled training data. Instead, the algorithm tries to learn patterns in the data by itself and group the data points into clusters based on these patterns</text:span>.</text:p>
      <text:p text:style-name="P18"><text:span text:style-name="T2">There is no "prediction" phase in the traditional sense in clustering, since there are no predefined labels for the data points.</text:span> Instead, the goal is to discover the natural grouping or structure in the data. However, once the clusters have been identified, it is possible to use them to make predictions about new data points. For example, if a new data point is found to be in the same cluster as a known data point, we might infer that the new data point has similar characteristics to the known data point.</text:p>
      <text:p text:style-name="P1"/>
      <text:list xml:id="list1942518692" text:style-name="L12">
        <text:list-item>
          <text:p text:style-name="P45"><text:span text:style-name="T12"><text:s/></text:span><text:span text:style-name="T6">How does agglomerative clustering work?</text:span></text:p>
        </text:list-item>
      </text:list>
      <text:p text:style-name="P1">Agglomerative clustering <text:span text:style-name="T2">is a type of hierarchical clustering that starts by treating each data point as a separate cluster and then iteratively merges the closest clusters until all the clusters are merged into a single cluster or until a stopping criterion is met</text:span>. This is in contrast to divisive clustering, which starts with all the data points in a single cluster and splits them into smaller clusters as you move down the hierarchy.</text:p>
      <text:p text:style-name="P1"/>
      <text:list xml:id="list154436960037047" text:continue-numbering="true" text:style-name="L12">
        <text:list-item>
          <text:p text:style-name="P45"><text:span text:style-name="T12"><text:s/></text:span><text:span text:style-name="T6">Which are some possible measures of cluster distance in agglomerative hierarchical clustering?</text:span></text:p>
        </text:list-item>
      </text:list>
      <text:p text:style-name="P18">In agglomerative hierarchical clustering, the distance between clusters is used to determine which clusters should be merged. There are several different measures that can be used to calculate the distance between clusters, including:</text:p>
      <text:p text:style-name="P1"><text:span text:style-name="T21">Single linkage:</text:span> <text:span text:style-name="T2">The distance between two clusters is the minimum distance between any two points in the two clusters</text:span>. This measure tends to produce long, thin clusters.</text:p>
      <text:p text:style-name="P18"><text:span text:style-name="T21">Complete linkage:</text:span> <text:span text:style-name="T2">The distance between two clusters is the maximum distance between any two points in the two clusters</text:span>. This measure tends to produce short, fat clusters.</text:p>
      <text:p text:style-name="P1"><text:span text:style-name="T21">Average linkage:</text:span> <text:span text:style-name="T2">The distance between two clusters is the average distance between all pairs of points in the two clusters</text:span>. This measure tends to produce clusters of intermediate shape.</text:p>
      <text:p text:style-name="P18"><text:span text:style-name="T21">Centroid linkage:</text:span> <text:span text:style-name="T2">The distance between two clusters is the distance between the centroids</text:span> <text:span text:style-name="T2">(mean points) of the two clusters</text:span>.</text:p>
      <text:p text:style-name="P1"><text:span text:style-name="T21">Ward's method:</text:span> The distance between two clusters is the increase in the sum of squared distances between points and their cluster centroid that would result from merging the two clusters. This method seeks to minimize the increase in the within-cluster variance after merging two clusters.</text:p>
      <text:p text:style-name="P1"><text:soft-page-break/></text:p>
      <text:list xml:id="list154436898667487" text:continue-numbering="true" text:style-name="L12">
        <text:list-item>
          <text:p text:style-name="P45"><text:span text:style-name="T6"><text:s/></text:span><text:span text:style-name="T9">W</text:span><text:span text:style-name="T6">hat is a dendrogram?</text:span></text:p>
        </text:list-item>
      </text:list>
      <text:p text:style-name="P18">A dendrogram <text:span text:style-name="T2">is a graphical representation of a hierarchical clustering. It is a tree-like diagram that shows the relationships between the clusters at each level of the hierarchy</text:span>.</text:p>
      <text:p text:style-name="P1">In a dendrogram, each leaf node represents a single data point, and the path from the leaf node to the root node represents the sequence of clusters that the data point has been merged into. The length of the path from the leaf node to the root node is proportional to the distance between the clusters being merged.</text:p>
      <text:p text:style-name="P18"><text:span text:style-name="T26">Dendrograms are often used to visualize the results of hierarchical clustering, as they provide a clear visual representation of the hierarchy of clusters</text:span>. They can also be useful for interpreting the results of hierarchical clustering, as they allow the user to see the sequence of merges that led to the final clusters.</text:p>
      <text:p text:style-name="P1"/>
      <text:list xml:id="list154434915045641" text:continue-numbering="true" text:style-name="L12">
        <text:list-item>
          <text:p text:style-name="P45"><text:span text:style-name="T12"><text:s/></text:span><text:span text:style-name="T6">How can one choose the best number of clusters in agglomerative clustering?</text:span></text:p>
        </text:list-item>
      </text:list>
      <text:p text:style-name="P18">In agglomerative clustering, the number of clusters is not specified in advance. Instead, the algorithm starts with each data point as a separate cluster and then iteratively merges the closest clusters until all the clusters are merged into a single cluster or until a stopping criterion is met.</text:p>
      <text:p text:style-name="P18">There are several methods that can be used to choose the "best" number of clusters in agglomerative clustering, depending on the specific requirements of the application. Here are a few options:</text:p>
      <text:p text:style-name="P13"><text:span text:style-name="T21">Visual inspection of the dendrogram:</text:span> A dendrogram is a graphical representation of the hierarchical clustering, which shows the relationships between the clusters at each level of the hierarchy. <text:span text:style-name="T2">By visually inspecting the dendrogram, it is possible to identify the point at which the clusters "natural" groupings become less clear or where the distance between clusters becomes much large</text:span>r. This can be a good way to choose the number of clusters.</text:p>
      <text:p text:style-name="P18"><text:span text:style-name="T21">Use a predetermined stopping criterion:</text:span> <text:span text:style-name="T2">One option is to specify a predetermined stopping criterion, such as the maximum number of clusters or the minimum cluster size, and stop the algorithm when this criterion is met.</text:span> This can be a simple way to choose the number of clusters, but it may not always result in the "best" grouping.</text:p>
      <text:p text:style-name="P1"><text:span text:style-name="T21">Use a model selection method:</text:span> Another option is to use a model selection method, such as cross-validation, to choose the number of clusters.</text:p>
      <text:list xml:id="list154436096925679" text:continue-numbering="true" text:style-name="L12">
        <text:list-item>
          <text:p text:style-name="P45"><text:soft-page-break/><text:span text:style-name="T12"><text:s/></text:span><text:span text:style-name="T6">Describe how the k-means clustering works?</text:span></text:p>
        </text:list-item>
      </text:list>
      <text:p text:style-name="P13">K-means clustering <text:span text:style-name="T2">is an iterative algorithm that divides a set of data points into k clusters, where k is a user-specified parameter</text:span>. The algorithm works by:</text:p>
      <text:list xml:id="list3405057903" text:style-name="L17">
        <text:list-item>
          <text:p text:style-name="P46"><text:span text:style-name="T12">Initializing k cluster centers (centroids) at random locations.</text:span></text:p>
        </text:list-item>
        <text:list-item>
          <text:p text:style-name="P46"><text:span text:style-name="T12">Assigning each data point to the nearest cluster center.</text:span></text:p>
        </text:list-item>
        <text:list-item>
          <text:p text:style-name="P46"><text:span text:style-name="T12">Recalculating the cluster centers as the mean of the points in each cluster.</text:span></text:p>
        </text:list-item>
        <text:list-item>
          <text:p text:style-name="P46"><text:span text:style-name="T12">Assigning each data point to the nearest cluster center.</text:span></text:p>
        </text:list-item>
        <text:list-item>
          <text:p text:style-name="P46"><text:span text:style-name="T12">Repeating steps 3 and 4 until the cluster centers stop changing or a maximum number of iterations is reached.</text:span></text:p>
        </text:list-item>
      </text:list>
      <text:p text:style-name="P1">The final clusters are determined by the cluster assignments of the data points.</text:p>
      <text:p text:style-name="P1"/>
      <text:list xml:id="list3783650482" text:style-name="L18">
        <text:list-item>
          <text:p text:style-name="P47"><text:span text:style-name="T12"><text:s/></text:span><text:span text:style-name="T6">Can I use k-means with categorical features?</text:span></text:p>
        </text:list-item>
      </text:list>
      <text:p text:style-name="P18">K-means clustering is a distance-based algorithm, which means that it relies on calculating the distance between points in order to determine which points should be grouped together. Therefore, <text:span text:style-name="T2">it is typically used with continuous (numeric) features, rather than categorical (nominal) features</text:span>.</text:p>
      <text:p text:style-name="P1">If you have categorical features and want to use k-means clustering, one option is to convert the categorical features into numeric features using techniques such as one-hot encoding or dummy coding. This will allow you to use k-means clustering with the data. However, keep in mind that the results of k-means clustering may be sensitive to the scaling of the features, so it is important to scale the features appropriately before applying the algorithm.</text:p>
      <text:p text:style-name="P13">Alternatively, you can use a clustering algorithm that is specifically designed to work with categorical data, such as k-modes clustering.</text:p>
      <text:p text:style-name="P1"/>
      <text:list xml:id="list154436999418574" text:continue-numbering="true" text:style-name="L18">
        <text:list-item>
          <text:p text:style-name="P47"><text:span text:style-name="T17"><text:s/></text:span><text:span text:style-name="T6">What is the difference between one hot coding and dummy coding?</text:span></text:p>
        </text:list-item>
      </text:list>
      <text:p text:style-name="P18">One-hot encoding and dummy coding are two methods for encoding categorical features as numeric features in order to use them in a distance-based algorithm such as k-means clustering.</text:p>
      <text:p text:style-name="P1"><text:span text:style-name="T2">The main difference between the two methods is that one-hot encoding creates a binary (0 or 1) column for each category, whereas dummy coding creates a separate binary column for each category except one, which is encoded as a reference category and left out of the encoding</text:span>.</text:p>
      <text:p text:style-name="P1">Here is an example of how one-hot encoding and dummy coding would work for the same categorical feature with three categories:</text:p>
      <text:p text:style-name="P4">One-hot encoding:</text:p>
      <text:p text:style-name="P1"/>
      <text:p text:style-name="P1"><text:soft-page-break/>Red <text:s text:c="2"/>Green <text:s text:c="2"/>Blue</text:p>
      <text:p text:style-name="P1">1 <text:s text:c="5"/>0 <text:s text:c="6"/>0</text:p>
      <text:p text:style-name="P1">0 <text:s text:c="5"/>1 <text:s text:c="6"/>0</text:p>
      <text:p text:style-name="P1">0 <text:s text:c="5"/>0 <text:s text:c="6"/>1</text:p>
      <text:p text:style-name="P1">1 <text:s text:c="5"/>0 <text:s text:c="6"/>0</text:p>
      <text:p text:style-name="P1">0 <text:s text:c="5"/>0 <text:s text:c="6"/>1</text:p>
      <text:p text:style-name="P21">Dummy coding:</text:p>
      <text:p text:style-name="P1">Red <text:s text:c="2"/>Green</text:p>
      <text:p text:style-name="P1">1 <text:s text:c="5"/>0</text:p>
      <text:p text:style-name="P1">0 <text:s text:c="5"/>1</text:p>
      <text:p text:style-name="P1">0 <text:s text:c="5"/>0</text:p>
      <text:p text:style-name="P1">1 <text:s text:c="5"/>0</text:p>
      <text:p text:style-name="P1">0 <text:s text:c="5"/>0</text:p>
      <text:p text:style-name="P18"><text:span text:style-name="T2">In one-hot encoding,</text:span> each row represents a data point, and each column represents one of the categories. A value of 1 in a column indicates that the data point belongs to that category, and a value of 0 indicates that it does not.</text:p>
      <text:p text:style-name="P38"><text:span text:style-name="T2">In dummy coding,</text:span> each row represents a data point, and each column represents one of the categories except for the reference category, which is left out of the encoding. A value of 1 in a column indicates that the data point belongs to <text:s/>that category, and a value of 0 indicates that it does not.</text:p>
      <text:p text:style-name="P1"/>
      <text:list xml:id="list154436366672292" text:continue-numbering="true" text:style-name="L18">
        <text:list-item>
          <text:p text:style-name="P47"><text:span text:style-name="T12"><text:s/></text:span><text:span text:style-name="T6">How can I choose the best k when using k-means clustering in a dataset?</text:span></text:p>
        </text:list-item>
      </text:list>
      <text:p text:style-name="P18">Choosing the appropriate value of k (the number of clusters) can be challenging when using k-means clustering. Here are a few strategies that you can use to help choose the best k for your dataset:</text:p>
      <text:p text:style-name="P1"><text:span text:style-name="T21">Plot the data:</text:span> <text:span text:style-name="T2">One simple but effective way to choose k is to plot the data and see if any patterns or natural groupings emerge</text:span>. If the data points naturally form clusters, it may be easier to identify the appropriate value of k.</text:p>
      <text:p text:style-name="P18"><text:span text:style-name="T21">Use the elbow method:</text:span> <text:span text:style-name="T2">The elbow method is a heuristic for choosing k by fitting the model for different values of k and selecting the value that yields the lowest within-cluster sum of squares (WCSS)</text:span>. The WCSS measures the compactness of the clusters, with smaller values indicating tighter clusters. To use the elbow method, you can plot the WCSS for different values of k and look for an "elbow" in the plot, which is the point at which the WCSS starts to decrease more slowly. <text:soft-page-break/>The value of k at the elbow is often a good choice.</text:p>
      <text:p text:style-name="P1"><text:span text:style-name="T21">Use cross-validation:</text:span> Another option is to use cross-validation to choose k. <text:span text:style-name="T2">This involves splitting the data into a training set and a validation set, fitting the model on the training set for different values of k, and evaluating the model on the validation set.</text:span> The value of k that yields the highest validation accuracy is then chosen as the best k.</text:p>
      <text:p text:style-name="P18"><text:span text:style-name="T21">Use domain knowledge:</text:span> If you have domain knowledge about the data, you may be able to use this knowledge to inform your choice of k. For example, if you are clustering customer data and you know that there are four distinct customer segments, you may choose k=4.</text:p>
      <text:p text:style-name="P1"/>
      <text:list xml:id="list154435483618617" text:continue-numbering="true" text:style-name="L18">
        <text:list-item>
          <text:p text:style-name="P47"><text:span text:style-name="T12"><text:s/></text:span><text:span text:style-name="T6">How is k-means clustering initialized?</text:span></text:p>
        </text:list-item>
      </text:list>
      <text:p text:style-name="P18">In k-means clustering, the initialization of the cluster centers (also known as centroids) can have a significant impact on the final clusters. If the cluster centers are initialized poorly, the algorithm may converge to a suboptimal solution.</text:p>
      <text:p text:style-name="P1">There are several methods for initializing the cluster centers in k-means clustering, including:</text:p>
      <text:p text:style-name="P1"><text:span text:style-name="T21">Random initialization:</text:span><text:span text:style-name="T2"> One simple method is to initialize the cluster centers at random locations.</text:span> This is easy to implement, but it can be slow to converge and may not always find the optimal solution.</text:p>
      <text:p text:style-name="P18"><text:span text:style-name="T21">K-means++ initialization</text:span>: K-means++ is a more sophisticated method for initializing the cluster centers that has been shown to converge faster than random initialization. The idea behind k-means++ is to choose the initial cluster centers such that they are "spread out" over the data. <text:span text:style-name="T2">This is done by selecting the first cluster center at random, and then selecting each subsequent cluster center with a probability proportional to its distance from the previous cluster centers</text:span>.</text:p>
      <text:p text:style-name="P1"><text:span text:style-name="T21">Other methods:</text:span> There are also other methods for initializing the cluster centers, such as using the <text:span text:style-name="T2">mean or median of the data points</text:span>, or using the result of a different clustering algorithm as the initial cluster centers.</text:p>
      <text:p text:style-name="P1"/>
      <text:list xml:id="list154434882373587" text:continue-numbering="true" text:style-name="L18">
        <text:list-item>
          <text:p text:style-name="P47"><text:span text:style-name="T12"><text:s/></text:span><text:span text:style-name="T6">Define the distance matrix in hierarchical clustering.</text:span></text:p>
        </text:list-item>
      </text:list>
      <text:p text:style-name="P18">In hierarchical clustering, the distance matrix <text:span text:style-name="T2">is a square matrix that contains the distances between all pairs of data points in the dataset</text:span>. The rows and columns of the matrix correspond to the data points, and the values in the matrix represent the distances between the points.</text:p>
      <text:p text:style-name="P1">For example, suppose we have the following four data points:</text:p>
      <text:p text:style-name="P1">A (1,1)</text:p>
      <text:p text:style-name="P1"><text:soft-page-break/>B (2,2)</text:p>
      <text:p text:style-name="P1">C (3,3)</text:p>
      <text:p text:style-name="P1">D (4,4)</text:p>
      <text:p text:style-name="P1">We can use a distance metric such as Euclidean distance to calculate the distance matrix as follows:</text:p>
      <text:p text:style-name="P1"><text:s text:c="4"/>A <text:s text:c="2"/>B <text:s text:c="2"/>C <text:s text:c="2"/>D</text:p>
      <text:p text:style-name="P1">A <text:s text:c="2"/>0 <text:s text:c="2"/>1 <text:s text:c="2"/>2 <text:s text:c="2"/>3</text:p>
      <text:p text:style-name="P1">B <text:s text:c="2"/>1 <text:s text:c="2"/>0 <text:s text:c="2"/>1 <text:s text:c="2"/>2</text:p>
      <text:p text:style-name="P1">C <text:s text:c="2"/>2 <text:s text:c="2"/>1 <text:s text:c="2"/>0 <text:s text:c="2"/>1</text:p>
      <text:p text:style-name="P1">D <text:s text:c="2"/>3 <text:s text:c="2"/>2 <text:s text:c="2"/>1 <text:s text:c="2"/>0</text:p>
      <text:p text:style-name="P1">The distance matrix is an important input to hierarchical clustering, as it is used to calculate the distances between clusters at each level of the hierarchy.</text:p>
      <text:p text:style-name="P1"/>
      <text:list xml:id="list154435973440700" text:continue-numbering="true" text:style-name="L18">
        <text:list-item>
          <text:p text:style-name="P47"><text:span text:style-name="T12"><text:s/></text:span><text:span text:style-name="T6">Describe a method for estimate the error of a model.</text:span></text:p>
        </text:list-item>
      </text:list>
      <text:p text:style-name="P18">There are several methods for estimating the error of a model, depending on the type of model and the specific application. Here are a few common methods:</text:p>
      <text:p text:style-name="P1"><text:span text:style-name="T21">Holdout validation:</text:span> One simple method is to split the data into a training set and a test set, fit the model on the training set, and evaluate the model on the test set. The difference between the predicted values and the true values on the test set can be used as an estimate of the model error.</text:p>
      <text:p text:style-name="P18"><text:span text:style-name="T21">K-fold cross-validation:</text:span> Another method is k-fold cross-validation, which involves splitting the data into k folds, fitting the model k times, and using a different fold as the test set each time. The average error across all k folds can be used as an estimate of the model error.</text:p>
      <text:p text:style-name="P1"><text:span text:style-name="T21">Bootstrapping:</text:span> Another method is bootstrapping, which involves sampling the data with replacement to create multiple "bootstrapped" datasets. The model can be fit on each bootstrapped dataset and the errors can be averaged to estimate the model error.</text:p>
      <text:p text:style-name="P13"><text:span text:style-name="T21">Other methods:</text:span> There are also other methods for estimating the error of a model, such <text:span text:style-name="T21">as leave-one-out cross-validation</text:span> and <text:span text:style-name="T21">jackknife resampling</text:span>.</text:p>
      <text:p text:style-name="P1"/>
      <text:list xml:id="list154436877717677" text:continue-numbering="true" text:style-name="L18">
        <text:list-item>
          <text:p text:style-name="P47"><text:span text:style-name="T12"><text:s/></text:span><text:span text:style-name="T6">Define what train and test set are.</text:span></text:p>
        </text:list-item>
      </text:list>
      <text:p text:style-name="P18">In the context of model evaluation, <text:span text:style-name="T2">a train set is a dataset used to fit (or "train") a model, while a test set is a dataset used to evaluate the model</text:span>.</text:p>
      <text:p text:style-name="P1">The goal of using a train/test split is to estimate the performance of the model on new, unseen data. By fitting the model on the train set and evaluating it on the test set, we can get a sense of how well the model will generalize to new data.</text:p>
      <text:p text:style-name="P1"><text:soft-page-break/></text:p>
      <text:p text:style-name="P1">Typically, the data are split into a train set and a test set such that the train set is used to fit the model and the test set is used to evaluate the model. The size of the train set and the test set can vary, but a common split is to use 80% of the data for training and 20% for testing.</text:p>
      <text:p text:style-name="P18">It is important to randomly split the data into a train set and a test set in order to ensure that the model is evaluated on a representative sample of the data.</text:p>
      <text:p text:style-name="P1"/>
      <text:list xml:id="list154436028444348" text:continue-numbering="true" text:style-name="L18">
        <text:list-item>
          <text:p text:style-name="P47"><text:span text:style-name="T12"><text:s/></text:span><text:span text:style-name="T11">Describe a graphical method to spot overfitting.</text:span></text:p>
        </text:list-item>
      </text:list>
      <text:p text:style-name="P18">One graphical method to spot overfitting is to plot the model performance on the training set and the test set as a function of model complexity.</text:p>
      <text:p text:style-name="P1"><text:span text:style-name="T2">If the model is overfitting, you would typically see a trend where the training error decreases as the model complexity increases, while the test error either plateaus or increases</text:span>. </text:p>
      <text:p text:style-name="P18">On the other hand, if the model is not overfitting, you would typically see a trend where the training error and test error both decrease as the model complexity increases. </text:p>
      <text:p text:style-name="P1">By comparing the performance of the model on the training set and the test set, you can get a sense of whether the model is overfitting or not.</text:p>
      <text:p text:style-name="P1"/>
      <text:list xml:id="list154435570827226" text:continue-numbering="true" text:style-name="L18">
        <text:list-item>
          <text:p text:style-name="P47"><text:span text:style-name="T12"><text:s/></text:span><text:span text:style-name="T6">Describe how a sentiment analysis task can be formalized.</text:span></text:p>
        </text:list-item>
      </text:list>
      <text:p text:style-name="P13">Sentiment analysis, <text:span text:style-name="T2">also known as opinion mining, is a natural language processing task that involves classifying the sentiment of a text as positive, negative, or neutral</text:span>.</text:p>
      <text:p text:style-name="P1">One way to formalize a sentiment analysis task is to frame it as a supervised learning problem, where the goal is to learn a classifier that can predict the sentiment of a given text. The classifier can be trained on a labeled dataset that consists of a large number of text samples and their corresponding labels (i.e., positive, negative, or neutral). The labels can be determined manually by human annotators or obtained from a publicly available sentiment lexicon.</text:p>
      <text:p text:style-name="P13">To train the classifier, we need to represent the text data in a numerical form that can be processed by machine learning algorithms. <text:span text:style-name="T2">One common way to do this is to convert the text into a numerical feature vector using techniques such as bag-of-words or word embeddings</text:span>. The feature vectors can then be used as input to the classifier, which can be trained using a suitable machine learning algorithm (e.g., support vector machine, logistic regression, random forest) to predict the sentiment of new text samples.</text:p>
      <text:p text:style-name="P1"/>
      <text:p text:style-name="P1"><text:soft-page-break/>Evaluating the performance of the classifier is an important part of the sentiment analysis task. This can be done using standard evaluation metrics such as precision, recall, and F1 score, which are calculated based on the number of true positive, true negative, false positive, and false negative predictions made by the classifier.</text:p>
      <text:p text:style-name="P1"/>
      <text:list xml:id="list154435372070031" text:continue-numbering="true" text:style-name="L18">
        <text:list-item>
          <text:p text:style-name="P47"><text:span text:style-name="T12"><text:s/></text:span><text:span text:style-name="T6">Describe how a Bag of Words model works.</text:span></text:p>
        </text:list-item>
      </text:list>
      <text:p text:style-name="P18">Bag of Words (BOW) i<text:span text:style-name="T2">s a popular technique for representing text data in a numerical form that can be used as input to machine learning algorithms</text:span>. It is called "bag of words" because it represents a document as a bag of its individual words, without considering the order in which the words appear.</text:p>
      <text:p text:style-name="P1">To create a BOW model, <text:span text:style-name="T2">the first step is to split the text data into individual words, or tokens. This can be done using techniques such as tokenization and stemming</text:span>. Once the words are extracted, we can <text:span text:style-name="T2">create a vocabulary of all the unique words in the dataset</text:span>. The vocabulary can be created by considering a fixed number of most frequent words (e.g., top 1000 words), or by setting a minimum frequency threshold for inclusion in the vocabulary.</text:p>
      <text:p text:style-name="P18"><text:span text:style-name="T2">Once the vocabulary is created, we can represent each document as a fixed-length feature vector, where each element of the vector corresponds to a word in the vocabulary</text:span>. The value of each element in the vector is the frequency of the corresponding word in the document. For example, if the vocabulary is ["cat", "dog", "mouse"] and the document is "The cat sat on the mat", the feature vector for this document would be [1, 0, 0], indicating that the word "cat" appears once in the document and the words "dog" and "mouse" do not appear at all.</text:p>
      <text:p text:style-name="P18">BOW model is a simple and effective way to represent text data numerically, and it is widely used in natural language processing tasks such as text classification, sentiment analysis, and topic modeling. However, it has some limitations, such as ignoring the context and order of the words, and treating words that have different meanings but similar spelling (e.g., "bank" as a financial institution and "bank" as the edge of a river) as the same word. To overcome these limitations, more advanced techniques such as word embeddings can be used.</text:p>
      <text:p text:style-name="P1"/>
      <text:list xml:id="list154436905803980" text:continue-numbering="true" text:style-name="L18">
        <text:list-item>
          <text:p text:style-name="P47"><text:span text:style-name="T12"><text:s/></text:span><text:span text:style-name="T6">Roughly define a typical preprocessing procedure for text mining.</text:span></text:p>
        </text:list-item>
      </text:list>
      <text:p text:style-name="P18">Text preprocessing is an important step in the text mining process, as it helps to clean and prepare the raw text data for further analysis. A typical preprocessing procedure for text mining includes the following steps:</text:p>
      <text:p text:style-name="P1"><text:span text:style-name="T21">Tokenization:</text:span> <text:span text:style-name="T2">This involves dividing the text into individual words or tokens</text:span>.</text:p>
      <text:p text:style-name="P1"><text:soft-page-break/></text:p>
      <text:p text:style-name="P13"><text:span text:style-name="T21">Lowercasing:</text:span> <text:span text:style-name="T2">Converting all the words to lowercase can help reduce the dimensionality of the dataset</text:span>, as words that are only different in terms of their case (e.g., "Cat" and "cat") will be treated as the same word.</text:p>
      <text:p text:style-name="P1"><text:span text:style-name="T21">Removing stop words:</text:span> <text:span text:style-name="T2">Stop words are common words that do not carry much meaning and are usually removed from the text to reduce the dimensionality of the dataset</text:span>. Examples of stop words include "the," "a," "an," "and," etc.</text:p>
      <text:p text:style-name="P18"><text:span text:style-name="T21">Stemming:</text:span> <text:span text:style-name="T2">This involves reducing words to their base form to reduce the dimensionality of the dataset</text:span>. For example, the stem of the word "jumping" is "jump," and the stem of the word "jumps" is also "jump."</text:p>
      <text:p text:style-name="P1"><text:span text:style-name="T21">Removing punctuation:</text:span> Removing punctuation marks from the text can help simplify the dataset and improve the performance of some machine learning algorithms.</text:p>
      <text:p text:style-name="P18"><text:span text:style-name="T21">Removing numbers: </text:span>Removing numbers from the text is often useful for text mining tasks that do not involve numerical data.</text:p>
      <text:p text:style-name="P1"><text:span text:style-name="T21">Handling missing values:</text:span> Some texts may contain missing values, which can be handled by imputing the missing values with suitable placeholder values (e.g., "NA" for missing text) or by removing the corresponding samples from the dataset.</text:p>
      <text:p text:style-name="P13">These are some common steps in a text preprocessing procedure, but the specific steps and their order may vary depending on the requirements of the task and the characteristics of the text data.</text:p>
      <text:p text:style-name="P1"/>
      <text:list xml:id="list154436076477589" text:continue-numbering="true" text:style-name="L18">
        <text:list-item>
          <text:p text:style-name="P47"><text:span text:style-name="T12"><text:s/></text:span><text:span text:style-name="T6">Are stopwords language dependent?</text:span></text:p>
        </text:list-item>
      </text:list>
      <text:p text:style-name="P18"><text:span text:style-name="T2">Yes, stop words are language dependent</text:span>. Stop words are common words that do not carry much meaning and are usually removed from the text to reduce the dimensionality of the dataset. Examples of stop words in the English language include "the," "a," "an," "and," etc. These words are considered stop words because they appear very frequently in the language and do not provide much information about the content of the text.</text:p>
      <text:p text:style-name="P1">Different languages have different sets of stop words, as the most frequent words in a language can vary. For example, the most frequent words in the Spanish language are different from the most frequent words in the French language. Therefore, it is important to use a list of stop words that is appropriate for the language of the text data being analyzed.</text:p>
      <text:p text:style-name="P18">There are also some stop words that are not language-specific and can be used across languages. For example, common punctuation marks such as "." and "," are often considered stop words, as are <text:soft-page-break/>numbers and other symbols.</text:p>
      <text:p text:style-name="P1"/>
      <text:list xml:id="list154436771547444" text:continue-numbering="true" text:style-name="L18">
        <text:list-item>
          <text:p text:style-name="P47"><text:span text:style-name="T12"><text:s/></text:span><text:span text:style-name="T6">Is stemming language dependent?</text:span></text:p>
        </text:list-item>
      </text:list>
      <text:p text:style-name="P18"><text:span text:style-name="T2">Yes, stemming is language dependent</text:span>. Stemming is the process of reducing words to their base form, or stem, in order to simplify the dataset and improve the performance of some machine learning algorithms. For example, the stem of the word "jumping" is "jump," and the stem of the word "jumps" is also "jump."</text:p>
      <text:p text:style-name="P24">Different languages have different morphological rules, which means that the way words are stemmed can vary from language to language. For example, the rules for stemming Spanish words are different from the rules for stemming English words. Therefore, it is important to use a stemmer that is appropriate for the language of the text data being analyzed.</text:p>
      <text:p text:style-name="P18">There are many stemmers available for different languages, such as the Porter stemmer for English and the Snowball stemmer for various languages including Spanish, French, and German. These stemmers use different algorithms to identify and remove the suffixes and other morphological elements from words in a language-specific manner.</text:p>
      <text:p text:style-name="P1"/>
      <text:list xml:id="list154435983129717" text:continue-numbering="true" text:style-name="L18">
        <text:list-item>
          <text:p text:style-name="P47"><text:span text:style-name="T12"><text:s/></text:span><text:span text:style-name="T6">What is tf-idf and why can it be better than BoW?</text:span></text:p>
        </text:list-item>
      </text:list>
      <text:p text:style-name="P18">TF-IDF <text:span text:style-name="T2">(Term Frequency-Inverse Document Frequency) is a numerical statistic that is used to reflect the importance of a word to a document in a collection of documents</text:span>. It is often used as a weighting factor in information retrieval and text mining tasks.</text:p>
      <text:p text:style-name="P1"><text:span text:style-name="T26">TF-IDF is calculated as the product of two terms: the term frequency (TF) and the inverse document frequency (IDF)</text:span>. The term frequency is the number of times a word appears in a document, normalized by the total number of words in the document. The inverse document frequency is the logarithm of the total number of documents in the collection divided by the number of documents that contain the word.</text:p>
      <text:p text:style-name="P18"><text:span text:style-name="T2">The idea behind TF-IDF is that words that are more frequent in a document are more important to the content of the document, but words that are common across all documents are less important.</text:span> Therefore, TF-IDF assigns a higher weight to words that are more frequent in a particular document and less common across all documents.</text:p>
      <text:p text:style-name="P18"><text:span text:style-name="T2">TF-IDF can be better than the Bag of Words (BOW) model in some situations because it takes into account the relative importance of each word to the document</text:span>. BOW simply counts the frequency of each word in a document, without considering the importance of the word to the document or the <text:soft-page-break/>collection of documents. This can result in important words being given the same weight as less important words, which may not always be desirable.</text:p>
      <text:p text:style-name="P1">However, it is worth noting that TF-IDF and BOW are just two of the many techniques that can be used to represent text data numerically, and the suitability of each technique depends on the specific requirements and characteristics of the task and the data.</text:p>
      <text:p text:style-name="P1"/>
      <text:list xml:id="list154435027698608" text:continue-numbering="true" text:style-name="L18">
        <text:list-item>
          <text:p text:style-name="P47"><text:span text:style-name="T12"><text:s/></text:span><text:span text:style-name="T6">How can one take into account word order in text mining?</text:span></text:p>
        </text:list-item>
      </text:list>
      <text:p text:style-name="P18">There are several ways to take into account word order in text mining:</text:p>
      <text:p text:style-name="P1"><text:span text:style-name="T21">N-grams:</text:span> <text:span text:style-name="T2">N-grams are contiguous sequences of n words from a text</text:span>. By using n-grams, we can preserve some of the word order information in the text. For example, a 2-gram model (also known as a bigram model) considers all pairs of consecutive words in the text, while a 3-gram model (also known as a trigram model) considers all triples of consecutive words.</text:p>
      <text:p text:style-name="P18"><text:span text:style-name="T21">Word embeddings: </text:span><text:span text:style-name="T2">Word embeddings are continuous dense vectors that represent words in a high-dimensional space, where semantically similar words are mapped to nearby points</text:span>. By using word embeddings, we can capture the contextual and semantic relationships between words, including the order in which they appear.</text:p>
      <text:p text:style-name="P1"><text:span text:style-name="T21">Recurrent neural networks (RNNs):</text:span> <text:span text:style-name="T2">RNNs are a type of neural network that are well-suited for processing sequential data, such as text</text:span>. They can take into account the order of the words in the text by using hidden states that are passed from one time step to the next.</text:p>
      <text:p text:style-name="P18"><text:span text:style-name="T21">Transformations:</text:span> <text:span text:style-name="T2">Some machine learning algorithms, such as tree-based models, do not take into account the order of the words by default</text:span>. However, we can apply transformations to the text data that preserve the order of the words, such as the difference between adjacent word frequencies or the cumulative frequency of the words.</text:p>
      <text:p text:style-name="P1">These are some of the ways to take into account word order in text mining. The choice of the approach depends on the specific requirements and characteristics of the task and the data.</text:p>
      <text:p text:style-name="P1"/>
      <text:list xml:id="list154436282723963" text:continue-numbering="true" text:style-name="L18">
        <text:list-item>
          <text:p text:style-name="P47"><text:span text:style-name="T12"><text:s/></text:span><text:span text:style-name="T6">What are n-grams and why are they useful?</text:span></text:p>
        </text:list-item>
      </text:list>
      <text:p text:style-name="P18"><text:span text:style-name="T2">N-grams are contiguous sequences of n words from a text</text:span>. They are widely used in natural language processing tasks as a way to represent text data in a numerical form that can be used as input to machine learning algorithms.</text:p>
      <text:p text:style-name="P1">The main advantage of n-grams is that they preserve some of the word order information in the text, which is lost when using techniques such as bag-of-words or word embeddings. This can be useful <text:soft-page-break/>for tasks that require considering the sequence of words, such as language modeling or machine translation.</text:p>
      <text:p text:style-name="P18">For example, consider the following text: "The cat sat on the mat." The bigrams (2-grams) for this text are ["The cat", "cat sat", "sat on", "on the", "the mat"], and the trigrams (3-grams) are ["The cat sat", "cat sat on", "sat on the", "on the mat"].</text:p>
      <text:p text:style-name="P1">The choice of the value of n depends on the specific requirements of the task and the amount of context that is needed to capture the relevant information. Larger values of n will capture more context, but will also result in a larger and sparser dataset. Smaller values of n will capture less context, but will result in a smaller and denser dataset.</text:p>
      <text:p text:style-name="P18">In summary, <text:span text:style-name="T2">n-grams are useful for representing text data in a numerical form that preserves some of the word order information, and are widely used in natural language processing tasks such as language modeling, machine translation, and text classification</text:span>.</text:p>
      <text:p text:style-name="P1"/>
      <text:list xml:id="list154436875997306" text:continue-numbering="true" text:style-name="L18">
        <text:list-item>
          <text:p text:style-name="P47"><text:span text:style-name="T12"><text:s/></text:span><text:span text:style-name="T6">Is sentiment analysis a regression task?</text:span></text:p>
        </text:list-item>
      </text:list>
      <text:p text:style-name="P18">Sentiment analysis is a type of natural language processing (NLP) task that involves analyzing text data to determine the sentiment, or overall emotional tone, of the content. I<text:span text:style-name="T2">t is not typically considered a regression task, as the goal is not to predict a continuous numerical output based on input features.</text:span> <text:span text:style-name="T26">Instead, sentiment analysis is often treated as a classification task, in which the goal is to predict a categorical label, such as "positive," "negative," or "neutral," based on the input text</text:span>.</text:p>
      <text:p text:style-name="P1">However, there are some variations of sentiment analysis that might involve regression. For example, rather than simply classifying text as "positive" or "negative," a regression model might be used to predict a numerical score or rating that reflects the degree of positivity or negativity in the text. In this case, the output of the model would be a continuous numerical value rather than a categorical label, and the model could be trained using a regression loss function.</text:p>
      <text:p text:style-name="P1"/>
      <text:list xml:id="list154435816293768" text:continue-numbering="true" text:style-name="L18">
        <text:list-item>
          <text:p text:style-name="P47"><text:span text:style-name="T12"><text:s/></text:span><text:span text:style-name="T6">Describe the limitations of accuracy score for binary classification with a suitable example.</text:span></text:p>
        </text:list-item>
      </text:list>
      <text:p text:style-name="P18">Accuracy is a common metric used to evaluate the performance of a binary classifier, which is a machine learning model that makes predictions about whether an example belongs to one of two classes. It is defined as the proportion of correct predictions made by the model, and is typically expressed as a decimal value between 0 and 1.</text:p>
      <text:p text:style-name="P18">While accuracy can be a useful metric for evaluating the overall performance of a binary classifier, <text:soft-page-break/>it has some limitations that should be taken into account when interpreting the results. One of the main limitations of accuracy is that it does not consider the relative costs or benefits of different types of errors. For example, consider a binary classifier that is used to predict whether a patient has a particular disease. A false positive prediction (i.e., the model predicts that the patient has the disease, but they do not) might result in unnecessary testing and treatment, while a false negative prediction (i.e., the model predicts that the patient does not have the disease, but they do) could be more serious, as the patient might not receive the appropriate treatment in a timely manner. In this case, the cost of a false negative error might be much higher than the cost of a false positive error, but accuracy would not reflect this difference.</text:p>
      <text:p text:style-name="P1">Other metrics, such as precision, recall, and the F1 score, can be more informative in cases where the relative costs or benefits of different types of errors are important.</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Times New Roman" fo:font-family="'Times New Roman'" style:font-family-generic="roman"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08T15:44:34.773024116</dc:date>
    <meta:editing-duration>PT10H58M21S</meta:editing-duration>
    <meta:editing-cycles>14</meta:editing-cycles>
    <meta:generator>LibreOffice/6.4.7.2$Linux_X86_64 LibreOffice_project/40$Build-2</meta:generator>
    <meta:document-statistic meta:table-count="0" meta:image-count="0" meta:object-count="0" meta:page-count="50" meta:paragraph-count="544" meta:word-count="20264" meta:character-count="120197" meta:non-whitespace-character-count="100383"/>
  </office:meta>
</office:document-meta>
</file>